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204cm" fo:min-width="1.115cm"/>
    </style:style>
    <style:style style:name="gr9" style:family="graphic" style:parent-style-name="standard">
      <style:graphic-properties draw:stroke="none" draw:fill="none" fo:min-height="0.713cm"/>
    </style:style>
    <style:style style:name="gr10" style:family="graphic" style:parent-style-name="objectwithoutfill">
      <style:graphic-properties draw:stroke="dash" draw:stroke-dash="Line_20_with_20_Fine_20_Dots" svg:stroke-width="0.254cm" svg:stroke-color="#b84747" draw:fill="none" draw:fill-color="#cfe7f5" draw:textarea-vertical-align="middle" fo:padding-top="0.252cm" fo:padding-bottom="0.252cm" fo:padding-left="0.377cm" fo:padding-right="0.377cm" draw:shadow="visible"/>
    </style:style>
    <style:style style:name="gr11" style:family="graphic" style:parent-style-name="objectwithoutfill">
      <style:graphic-properties draw:stroke="dash" draw:stroke-dash="Line_20_with_20_Fine_20_Dots" svg:stroke-width="0cm" svg:stroke-color="#b84747" draw:fill="none" draw:fill-color="#cfe7f5" draw:textarea-vertical-align="middle" draw:shadow="visible"/>
    </style:style>
    <style:style style:name="gr12" style:family="graphic" style:parent-style-name="standard">
      <style:graphic-properties draw:stroke="none" draw:stroke-dash="Line_20_with_20_Fine_20_Dots" svg:stroke-width="0cm" svg:stroke-color="#000000" draw:fill="none" draw:fill-color="#ffffff" draw:textarea-horizontal-align="left" draw:auto-grow-height="true" draw:auto-grow-width="false" fo:min-height="0cm" fo:min-width="2.834cm" draw:shadow="visible"/>
    </style:style>
    <style:style style:name="gr13" style:family="graphic" style:parent-style-name="objectwithoutfill">
      <style:graphic-properties draw:stroke="dash" draw:stroke-dash="Line_20_with_20_Fine_20_Dots" svg:stroke-width="0cm" svg:stroke-color="#b84747" draw:fill="none" draw:fill-color="#cfe7f5" draw:textarea-vertical-align="middle" draw:shadow="hidden"/>
    </style:style>
    <style:style style:name="gr14" style:family="graphic" style:parent-style-name="standard">
      <style:graphic-properties draw:stroke="none" draw:stroke-dash="Line_20_with_20_Fine_20_Dots" svg:stroke-width="0cm" svg:stroke-color="#000000" draw:fill="none" draw:fill-color="#ffffff" draw:textarea-horizontal-align="left" draw:auto-grow-height="true" draw:auto-grow-width="false" fo:min-height="1.22cm" fo:min-width="1.564cm" draw:shadow="hidden"/>
    </style:style>
    <style:style style:name="gr15" style:family="graphic" style:parent-style-name="objectwithoutfill">
      <style:graphic-properties svg:stroke-width="0.305cm" svg:stroke-color="#008000" draw:marker-start-width="0.655cm" draw:marker-end="Arrow" draw:marker-end-width="0.755cm" draw:fill="none" draw:textarea-vertical-align="middle" fo:padding-top="0.275cm" fo:padding-bottom="0.275cm" fo:padding-left="0.4cm" fo:padding-right="0.4cm"/>
    </style:style>
    <style:style style:name="gr16" style:family="graphic" style:parent-style-name="standard">
      <style:graphic-properties draw:stroke="none" svg:stroke-color="#000000" draw:fill="none" draw:fill-color="#ffffff" draw:textarea-horizontal-align="left" draw:auto-grow-height="true" draw:auto-grow-width="true" fo:min-height="0.966cm" fo:min-width="0cm"/>
    </style:style>
    <style:style style:name="gr17" style:family="graphic" style:parent-style-name="standard">
      <style:graphic-properties draw:stroke="dash" draw:stroke-dash="Line_20_with_20_Fine_20_Dots" svg:stroke-width="0cm" svg:stroke-color="#b84747" draw:fill="solid" draw:fill-color="#ffff99" draw:textarea-horizontal-align="justify" draw:textarea-vertical-align="middle" draw:auto-grow-height="false" fo:min-height="0cm" fo:min-width="0cm" fo:wrap-option="no-wrap" draw:shadow="hidden"/>
    </style:style>
    <style:style style:name="gr18" style:family="graphic" style:parent-style-name="objectwithoutfill">
      <style:graphic-properties draw:stroke="dash" draw:stroke-dash="Fine_20_Dotted" svg:stroke-width="0.305cm" svg:stroke-color="#b84747" draw:marker-start-width="0.655cm" draw:marker-end="Arrow" draw:marker-end-width="0.755cm" draw:fill="none" draw:textarea-vertical-align="middle" fo:padding-top="0.275cm" fo:padding-bottom="0.275cm" fo:padding-left="0.4cm" fo:padding-right="0.4cm"/>
    </style:style>
    <style:style style:name="gr19" style:family="graphic" style:parent-style-name="objectwithoutfill">
      <style:graphic-properties svg:stroke-width="0cm" svg:stroke-color="#000000" draw:marker-start-width="0.2cm" draw:marker-end="Arrow" draw:marker-end-width="0.3cm" draw:fill="none" draw:textarea-vertical-align="middle" fo:padding-top="0.125cm" fo:padding-bottom="0.125cm" fo:padding-left="0.25cm" fo:padding-right="0.25cm"/>
    </style:style>
    <style:style style:name="gr20" style:family="graphic" style:parent-style-name="standard">
      <style:graphic-properties draw:stroke="none" draw:stroke-dash="Line_20_with_20_Fine_20_Dots" svg:stroke-width="0cm" svg:stroke-color="#000000" draw:fill="none" draw:fill-color="#ffffff" draw:textarea-horizontal-align="left" draw:auto-grow-height="true" draw:auto-grow-width="true" fo:min-height="0cm" fo:min-width="0cm" draw:shadow="hidden"/>
    </style:style>
    <style:style style:name="gr21" style:family="graphic" style:parent-style-name="objectwithoutfill">
      <style:graphic-properties svg:stroke-width="0.254cm" svg:stroke-color="#008000" draw:marker-start-width="0.579cm" draw:marker-end="Arrow" draw:marker-end-width="0.679cm" draw:fill="none" draw:textarea-vertical-align="middle" fo:padding-top="0.125cm" fo:padding-bottom="0.125cm" fo:padding-left="0.125cm" fo:padding-right="0.125cm"/>
    </style:style>
    <style:style style:name="gr22" style:family="graphic" style:parent-style-name="objectwithoutfill">
      <style:graphic-properties svg:stroke-width="0.203cm" svg:stroke-color="#008000" draw:marker-start-width="0.503cm" draw:marker-end="Arrow" draw:marker-end-width="0.603cm" draw:fill="none" draw:textarea-vertical-align="middle" fo:padding-top="0.1cm" fo:padding-bottom="0.1cm" fo:padding-left="0.1cm" fo:padding-right="0.1cm"/>
    </style:style>
    <style:style style:name="gr23" style:family="graphic" style:parent-style-name="objectwithoutfill">
      <style:graphic-properties svg:stroke-width="0.508cm" svg:stroke-color="#ff0000" draw:fill="none" draw:textarea-vertical-align="middle" fo:padding-top="0.379cm" fo:padding-bottom="0.379cm" fo:padding-left="0.504cm" fo:padding-right="0.504cm"/>
    </style:style>
    <style:style style:name="gr24" style:family="graphic" style:parent-style-name="standard">
      <style:graphic-properties draw:stroke="none" draw:stroke-dash="Line_20_with_20_Fine_20_Dots" svg:stroke-width="0cm" svg:stroke-color="#000000" draw:fill="none" draw:fill-color="#ffffff" draw:textarea-horizontal-align="left" draw:auto-grow-height="true" draw:auto-grow-width="true" fo:min-height="4.576cm" fo:min-width="9.184cm" draw:shadow="hidden"/>
    </style:style>
    <style:style style:name="gr25" style:family="graphic" style:parent-style-name="objectwithoutfill">
      <style:graphic-properties svg:stroke-width="0.508cm" svg:stroke-color="#000000" draw:fill="none" draw:textarea-vertical-align="middle" fo:padding-top="0.379cm" fo:padding-bottom="0.379cm" fo:padding-left="0.504cm" fo:padding-right="0.504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2.834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3.558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1.024cm"/>
    </style:style>
    <style:style style:name="gr29" style:family="graphic" style:parent-style-name="objectwithoutfill">
      <style:graphic-properties svg:stroke-width="0cm" svg:stroke-color="#000000" draw:marker-end="Arrow" draw:marker-end-width="0.3cm" draw:fill="none" draw:textarea-vertical-align="middle"/>
    </style:style>
    <style:style style:name="gr30"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svg:stroke-width="0cm" svg:stroke-color="#000000" draw:fill="none" fo:min-height="0.713cm"/>
    </style:style>
    <style:style style:name="gr32" style:family="graphic" style:parent-style-name="standard">
      <style:graphic-properties draw:stroke="none" svg:stroke-width="0cm" svg:stroke-color="#000000" draw:fill="none" fo:min-height="1.02cm"/>
    </style:style>
    <style:style style:name="gr33" style:family="graphic" style:parent-style-name="objectwithoutfill">
      <style:graphic-properties svg:stroke-width="0.203cm" svg:stroke-color="#008000" draw:marker-start-width="0.502cm" draw:marker-end="Arrow" draw:marker-end-width="0.602cm" draw:fill="none" draw:textarea-vertical-align="middle" fo:padding-top="0.099cm" fo:padding-bottom="0.099cm" fo:padding-left="0.099cm" fo:padding-right="0.099cm"/>
    </style:style>
    <style:style style:name="gr34" style:family="graphic" style:parent-style-name="objectwithoutfill">
      <style:graphic-properties svg:stroke-width="0.152cm" svg:stroke-color="#008000" draw:marker-start-width="0.427cm" draw:marker-end="Arrow" draw:marker-end-width="0.527cm" draw:fill="none" draw:textarea-vertical-align="middle" fo:padding-top="0.075cm" fo:padding-bottom="0.075cm" fo:padding-left="0.075cm" fo:padding-right="0.075cm"/>
    </style:style>
    <style:style style:name="gr35" style:family="graphic" style:parent-style-name="objectwithoutfill">
      <style:graphic-properties svg:stroke-width="0.203cm" svg:stroke-color="#800000" draw:fill="none" draw:textarea-vertical-align="middle" fo:padding-top="0.226cm" fo:padding-bottom="0.226cm" fo:padding-left="0.351cm" fo:padding-right="0.351cm"/>
    </style:style>
    <style:style style:name="gr36" style:family="graphic" style:parent-style-name="standard">
      <style:graphic-properties draw:stroke="none" svg:stroke-width="0.203cm" svg:stroke-color="#000000" draw:fill="none" draw:fill-color="#ffffff" draw:textarea-horizontal-align="left" draw:auto-grow-height="true" draw:auto-grow-width="true" fo:min-height="0cm" fo:min-width="0cm" fo:padding-top="0.226cm" fo:padding-bottom="0.226cm" fo:padding-left="0.351cm" fo:padding-right="0.351cm"/>
    </style:style>
    <style:style style:name="gr37" style:family="graphic" style:parent-style-name="standard">
      <style:graphic-properties svg:stroke-width="0.203cm" svg:stroke-color="#800000" draw:textarea-horizontal-align="justify" draw:textarea-vertical-align="middle" draw:auto-grow-height="false" fo:min-height="0cm" fo:min-width="0cm" fo:padding-top="0.226cm" fo:padding-bottom="0.226cm" fo:padding-left="0.351cm" fo:padding-right="0.351cm" fo:wrap-option="no-wrap"/>
    </style:style>
    <style:style style:name="gr38" style:family="graphic" style:parent-style-name="standard">
      <style:graphic-properties draw:stroke="none" svg:stroke-width="0.203cm" svg:stroke-color="#800000" draw:fill="none" fo:min-height="0.713cm" fo:padding-top="0.226cm" fo:padding-bottom="0.226cm" fo:padding-left="0.351cm" fo:padding-right="0.351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4.898cm"/>
    </style:style>
    <style:style style:name="pr5" style:family="presentation" style:parent-style-name="Default-outline1">
      <style:graphic-properties fo:min-height="11.928cm"/>
    </style:style>
    <style:style style:name="P1" style:family="paragraph">
      <style:text-properties fo:font-size="28pt" fo:font-weight="bold" style:font-size-asian="28pt" style:font-weight-asian="bold" style:font-size-complex="28pt" style:font-weight-complex="bold"/>
    </style:style>
    <style:style style:name="P2" style:family="paragraph">
      <style:text-properties fo:font-size="20pt"/>
    </style:style>
    <style:style style:name="P3" style:family="paragraph">
      <style:text-properties fo:font-size="24pt" style:font-size-asian="24pt" style:font-size-complex="24pt"/>
    </style:style>
    <style:style style:name="P4" style:family="paragraph">
      <style:paragraph-properties fo:text-align="center"/>
    </style:style>
    <style:style style:name="P5" style:family="paragraph">
      <style:text-properties fo:font-size="32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text-properties fo:color="#5c8526"/>
    </style:style>
    <style:style style:name="P9" style:family="paragraph">
      <style:text-properties fo:color="#b84747" fo:font-size="18pt"/>
    </style:style>
    <style:style style:name="P10" style:family="paragraph">
      <style:text-properties fo:color="#ff0000" fo:font-size="18pt"/>
    </style:style>
    <style:style style:name="P11" style:family="paragraph">
      <style:text-properties fo:color="#5c8526" fo:font-size="18pt"/>
    </style:style>
    <style:style style:name="P12" style:family="paragraph">
      <style:text-properties fo:color="#000000"/>
    </style:style>
    <style:style style:name="P13" style:family="paragraph">
      <style:paragraph-properties fo:text-align="center"/>
      <style:text-properties fo:color="#5c8526"/>
    </style:style>
    <style:style style:name="P14" style:family="paragraph">
      <style:paragraph-properties fo:text-align="center"/>
      <style:text-properties fo:color="#5c8526" fo:font-size="18pt"/>
    </style:style>
    <style:style style:name="P15" style:family="paragraph">
      <style:text-properties fo:font-size="18pt" fo:text-shadow="1pt 1pt"/>
    </style:style>
    <style:style style:name="P16" style:family="paragraph">
      <style:paragraph-properties fo:text-align="center"/>
      <style:text-properties fo:font-size="12pt" style:font-size-asian="12pt" style:font-size-complex="12pt"/>
    </style:style>
    <style:style style:name="P17" style:family="paragraph">
      <style:text-properties fo:color="#ff0000"/>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32pt" fo:font-weight="normal" style:font-size-asian="32pt" style:font-weight-asian="normal" style:font-size-complex="32pt" style:font-weight-complex="normal"/>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24pt" style:font-size-asian="24pt" style:font-size-complex="24pt"/>
    </style:style>
    <style:style style:name="T8"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9" style:family="text">
      <style:text-properties fo:font-size="18pt"/>
    </style:style>
    <style:style style:name="T10" style:family="text">
      <style:text-properties fo:color="#355e00" fo:font-size="18pt"/>
    </style:style>
    <style:style style:name="T11" style:family="text">
      <style:text-properties fo:color="#5c8526"/>
    </style:style>
    <style:style style:name="T12" style:family="text">
      <style:text-properties fo:color="#b80047" fo:font-size="18pt"/>
    </style:style>
    <style:style style:name="T13" style:family="text">
      <style:text-properties fo:color="#b84747" fo:font-size="18pt"/>
    </style:style>
    <style:style style:name="T14" style:family="text">
      <style:text-properties fo:color="#ff0000" fo:font-size="18pt"/>
    </style:style>
    <style:style style:name="T15" style:family="text">
      <style:text-properties fo:color="#5c8526" fo:font-size="18pt"/>
    </style:style>
    <style:style style:name="T16" style:family="text">
      <style:text-properties fo:color="#000000"/>
    </style:style>
    <style:style style:name="T17" style:family="text">
      <style:text-properties fo:color="#000000" fo:font-size="18pt"/>
    </style:style>
    <style:style style:name="T18" style:family="text">
      <style:text-properties fo:font-size="18pt" fo:text-shadow="1pt 1pt"/>
    </style:style>
    <style:style style:name="T19" style:family="text">
      <style:text-properties fo:color="#008080"/>
    </style:style>
    <style:style style:name="T20" style:family="text">
      <style:text-properties fo:color="#ff0000"/>
    </style:style>
    <style:style style:name="T21" style:family="text">
      <style:text-properties fo:font-size="12pt" style:font-size-asian="12pt" style:font-size-complex="12pt"/>
    </style:style>
    <style:style style:name="T22"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MPM (Malhotra, Pramod Kumar, Maheshwari) </text:span><text:span text:style-name="T1"><text:line-break/></text:span><text:span text:style-name="T1">algorithm for finding the maximum flow </text:span></text:p>
          </draw:text-box>
        </draw:frame>
        <draw:frame presentation:style-name="pr2" draw:layer="layout" svg:width="25.199cm" svg:height="12.179cm" svg:x="1.4cm" svg:y="4.914cm" presentation:class="outline" presentation:user-transformed="true">
          <draw:text-box>
            <text:list text:style-name="L2">
              <text:list-item>
                <text:p><text:span text:style-name="T2">STEP 1:</text:span> setup auxiliary network</text:p>
              </text:list-item>
              <text:list-item>
                <text:p><text:span text:style-name="T2">STEP 2: </text:span><text:span text:style-name="T3">find the vertex n with minimum throughput h</text:span></text:p>
              </text:list-item>
              <text:list-item>
                <text:p><text:span text:style-name="T2">STEP 3: </text:span><text:span text:style-name="T3">Push h units of flow from n through shortest paths n, n</text:span><text:span text:style-name="T4">i+1, ... </text:span><text:span text:style-name="T5">t, if vertex is not the sink</text:span></text:p>
              </text:list-item>
              <text:list-item>
                <text:p><text:span text:style-name="T6">STEP 4: </text:span><text:span text:style-name="T5">Pull h units of flow from source to n</text:span></text:p>
              </text:list-item>
              <text:list-item>
                <text:p><text:span text:style-name="T5">* Vertices that have throughput 0 together with the edges connect to them should be removed.</text:span></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gorithm</text:p>
          </draw:text-box>
        </draw:frame>
        <draw:frame presentation:style-name="pr2" draw:text-style-name="P3" draw:layer="layout" svg:width="25.199cm" svg:height="15.406cm" svg:x="1.4cm" svg:y="4.914cm" presentation:class="outline" presentation:user-transformed="true">
          <draw:text-box>
            <text:list text:style-name="L2">
              <text:list-header>
                <text:p text:style-name="P3"><text:span text:style-name="T7">while True: # stage</text:span><text:span text:style-name="T7"><text:line-break/></text:span><text:span text:style-name="T7"><text:tab/></text:span><text:span text:style-name="T7">construct auxiliary graph AN(f) from residual N(f)</text:span><text:span text:style-name="T7"><text:line-break/></text:span><text:span text:style-name="T7"> <text:s text:c="5"/>if t not reachable from s:</text:span><text:span text:style-name="T7"><text:line-break/></text:span><text:span text:style-name="T7"> <text:s text:c="5"/></text:span><text:span text:style-name="T7"><text:tab/></text:span><text:span text:style-name="T7">return maximum flow</text:span><text:span text:style-name="T7"><text:line-break/></text:span><text:span text:style-name="T7"> <text:s text:c="5"/>while True: # constructing a blocking flow</text:span><text:span text:style-name="T7"><text:line-break/></text:span><text:span text:style-name="T7"> <text:s text:c="3"/></text:span><text:span text:style-name="T7"><text:tab/></text:span><text:span text:style-name="T7"> </text:span><text:span text:style-name="T7"><text:tab/></text:span><text:span text:style-name="T7">(1) delete all nodes with zero throughput in AN(f) </text:span><text:span text:style-name="T7"><text:tab/></text:span><text:span text:style-name="T7"><text:tab/></text:span><text:span text:style-name="T7"><text:tab/></text:span><text:span text:style-name="T7"><text:tab/></text:span><text:span text:style-name="T7"><text:tab/></text:span><text:span text:style-name="T7">together with the incident arcs, and update the </text:span><text:span text:style-name="T7"><text:tab/></text:span><text:span text:style-name="T7"><text:tab/></text:span><text:span text:style-name="T7"><text:tab/></text:span><text:span text:style-name="T7"><text:tab/></text:span><text:span text:style-name="T7"><text:tab/></text:span><text:span text:style-name="T7">throughput of the neighboring nodes </text:span><text:span text:style-name="T7"><text:tab/></text:span><text:span text:style-name="T7"><text:line-break/></text:span><text:span text:style-name="T7"> <text:s text:c="4"/></text:span><text:span text:style-name="T7"><text:tab/></text:span><text:span text:style-name="T7"><text:tab/></text:span><text:span text:style-name="T7">(2) if s or t not in AN(f): break</text:span><text:span text:style-name="T7"><text:line-break/></text:span><text:span text:style-name="T7"><text:tab/></text:span><text:span text:style-name="T7"><text:tab/></text:span><text:span text:style-name="T7">(3) v = node in AN(f) with minimum throughput h</text:span></text:p>
                <text:list>
                  <text:list-item>
                    <text:list>
                      <text:list-header>
                        <text:p><text:span text:style-name="T7">(4) push h units of flow from v to t</text:span></text:p>
                        <text:p><text:span text:style-name="T7">(5) pull h units of flow from s to v</text:span></text:p>
                      </text:list-header>
                    </text:list>
                  </text:list-item>
                </text:list>
              </text:list-header>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Original Network</text:p>
          </draw:text-box>
        </draw:frame>
        <draw:frame presentation:style-name="pr4" draw:layer="layout" svg:width="25.199cm" svg:height="14.898cm" svg:x="1.4cm" svg:y="4.914cm" presentation:class="subtitle" presentation:placeholder="true" presentation:user-transformed="true">
          <draw:text-box/>
        </draw:frame>
        <draw:custom-shape draw:style-name="gr2" draw:text-style-name="P4" draw:layer="layout" svg:width="1.778cm" svg:height="1.778cm" svg:x="7.874cm" svg:y="5.588cm">
          <text:p text:style-name="P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2.794cm" svg:y="11.176cm">
          <text:p text:style-name="P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8.636cm" svg:y="16.256cm">
          <text:p text:style-name="P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3.208cm" svg:y="13.462cm">
          <text:p text:style-name="P4">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3.208cm" svg:y="8.89cm">
          <text:p text:style-name="P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8.796cm" svg:y="16.51cm">
          <text:p text:style-name="P4">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18.796cm" svg:y="6.096cm">
          <text:p text:style-name="P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778cm" svg:height="1.778cm" svg:x="22.606cm" svg:y="11.176cm">
          <text:p text:style-name="P4">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layer="layout" svg:width="1.556cm" svg:height="0.962cm" svg:x="4.572cm" svg:y="8.89cm">
          <draw:text-box>
            <text:p>256</text:p>
          </draw:text-box>
        </draw:frame>
        <draw:frame draw:style-name="gr4" draw:layer="layout" svg:width="1.556cm" svg:height="0.962cm" svg:x="5.588cm" svg:y="14.732cm">
          <draw:text-box>
            <text:p>256</text:p>
          </draw:text-box>
        </draw:frame>
        <draw:frame draw:style-name="gr4" draw:layer="layout" svg:width="1.556cm" svg:height="0.962cm" svg:x="10.414cm" svg:y="14.786cm">
          <draw:text-box>
            <text:p>128</text:p>
          </draw:text-box>
        </draw:frame>
        <draw:frame draw:style-name="gr5" draw:layer="layout" svg:width="1.556cm" svg:height="1.524cm" svg:x="12.954cm" svg:y="5.588cm">
          <draw:text-box>
            <text:p>256</text:p>
          </draw:text-box>
        </draw:frame>
        <draw:frame draw:style-name="gr6" draw:layer="layout" svg:width="1.556cm" svg:height="0.962cm" svg:x="21.812cm" svg:y="8.436cm">
          <draw:text-box>
            <text:p>256</text:p>
          </draw:text-box>
        </draw:frame>
        <draw:frame draw:style-name="gr7" draw:layer="layout" svg:width="1.556cm" svg:height="1.016cm" svg:x="22.352cm" svg:y="15.24cm">
          <draw:text-box>
            <text:p>256</text:p>
          </draw:text-box>
        </draw:frame>
        <draw:frame draw:style-name="gr4" draw:layer="layout" svg:width="1.556cm" svg:height="0.962cm" svg:x="13.462cm" svg:y="17.526cm">
          <draw:text-box>
            <text:p>128</text:p>
          </draw:text-box>
        </draw:frame>
        <draw:frame draw:style-name="gr4" draw:layer="layout" svg:width="1.556cm" svg:height="0.962cm" svg:x="17.78cm" svg:y="13.77cm">
          <draw:text-box>
            <text:p>128</text:p>
          </draw:text-box>
        </draw:frame>
        <draw:frame draw:style-name="gr4" draw:layer="layout" svg:width="1.556cm" svg:height="0.962cm" svg:x="17.526cm" svg:y="10.16cm">
          <draw:text-box>
            <text:p>128</text:p>
          </draw:text-box>
        </draw:frame>
        <draw:frame draw:style-name="gr4" draw:layer="layout" svg:width="6.382cm" svg:height="1.673cm" svg:x="2.794cm" svg:y="18.796cm">
          <draw:text-box>
            <text:p>Flow is 0 in all edges</text:p>
            <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ing Residual Graph</text:p>
          </draw:text-box>
        </draw:frame>
        <draw:frame presentation:style-name="pr5" draw:layer="layout" svg:width="25.199cm" svg:height="12.178cm" svg:x="1.4cm" svg:y="4.914cm" presentation:class="outline" presentation:user-transformed="true">
          <draw:text-box>
            <text:list text:style-name="L2">
              <text:list-item>
                <text:p>Residual graph N(f) consists of the following arcs:</text:p>
                <text:p>a) (u, v) <text:span text:style-name="T8">€ <text:s/>A(f) <text:s/>with ac(u, v) = b(u, v) - f(u, v)</text:span><text:span text:style-name="T8"><text:line-break/></text:span><text:span text:style-name="T8"><text:tab/></text:span><text:span text:style-name="T8">if (u, v) € A <text:s/>and <text:s/>b(u, v) - f(u, v) &gt; 0 <text:s/></text:span></text:p>
                <text:p><text:span text:style-name="T8">b) (v, u) € A(f) with ac(v, u) = f(u, v)</text:span><text:span text:style-name="T8"><text:line-break/></text:span><text:span text:style-name="T8"><text:tab/></text:span><text:span text:style-name="T8">if (u, v) € A and f(u, v) &gt; 0 </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Residu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1.556cm" svg:height="0.962cm" svg:x="17.78cm" svg:y="13.77cm">
          <draw:text-box>
            <text:p><text:span text:style-name="T9">128</text:span></text:p>
          </draw:text-box>
        </draw:frame>
        <draw:frame draw:style-name="gr4" draw:text-style-name="P7" draw:layer="layout" svg:width="1.556cm" svg:height="0.962cm" svg:x="17.526cm" svg:y="10.16cm">
          <draw:text-box>
            <text:p><text:span text:style-name="T9">128</text:span></text:p>
          </draw:text-box>
        </draw:frame>
        <draw:frame draw:style-name="gr4" draw:text-style-name="P7" draw:layer="layout" svg:width="6.382cm" svg:height="1.673cm" svg:x="2.794cm" svg:y="18.796cm">
          <draw:text-box>
            <text:p><text:span text:style-name="T9">Flow is 0 in all edges</text:span></text:p>
            <text:p><text:span text:style-name="T9"/></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ing Auxiliary Network</text:p>
          </draw:text-box>
        </draw:frame>
        <draw:frame presentation:style-name="pr5" draw:layer="layout" svg:width="25.199cm" svg:height="12.178cm" svg:x="1.4cm" svg:y="4.914cm" presentation:class="outline">
          <draw:text-box>
            <text:list text:style-name="L2">
              <text:list-item>
                <text:p>We create it while carrying out the breadth first search on the residual network by keeping only the arcs that leads us to new nodes and only the nodes that are at lower level than t.</text:p>
                <text:p/>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Auxiliary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9.398cm" svg:y1="7.112cm" svg:x2="13.716cm" svg:y2="9.39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10.577cm" svg:height="1.673cm" svg:x="2.794cm" svg:y="18.796cm">
          <draw:text-box>
            <text:p><text:span text:style-name="T10">With green is the level of each node</text:span></text:p>
            <text:p><text:span text:style-name="T9"/></text:p>
          </draw:text-box>
        </draw:frame>
        <draw:frame draw:style-name="gr4" draw:text-style-name="P8" draw:layer="layout" svg:width="0.853cm" svg:height="0.962cm" svg:x="2.54cm" svg:y="10.16cm">
          <draw:text-box>
            <text:p><text:span text:style-name="T11">0</text:span></text:p>
          </draw:text-box>
        </draw:frame>
        <draw:frame draw:style-name="gr4" draw:text-style-name="P8" draw:layer="layout" svg:width="0.853cm" svg:height="0.962cm" svg:x="8.61cm" svg:y="18.034cm">
          <draw:text-box>
            <text:p><text:span text:style-name="T11">1</text:span></text:p>
          </draw:text-box>
        </draw:frame>
        <draw:frame draw:style-name="gr8" draw:text-style-name="P8" draw:layer="layout" svg:width="1.615cm" svg:height="0.962cm" svg:x="6.858cm" svg:y="6.096cm">
          <draw:text-box>
            <text:p><text:span text:style-name="T11">1</text:span></text:p>
          </draw:text-box>
        </draw:frame>
        <draw:frame draw:style-name="gr4" draw:text-style-name="P8" draw:layer="layout" svg:width="0.853cm" svg:height="0.962cm" svg:x="13.716cm" svg:y="7.874cm">
          <draw:text-box>
            <text:p><text:span text:style-name="T11">2</text:span></text:p>
          </draw:text-box>
        </draw:frame>
        <draw:frame draw:style-name="gr4" draw:text-style-name="P8" draw:layer="layout" svg:width="0.853cm" svg:height="0.962cm" svg:x="15.494cm" svg:y="14.224cm">
          <draw:text-box>
            <text:p><text:span text:style-name="T11">2</text:span></text:p>
          </draw:text-box>
        </draw:frame>
        <draw:frame draw:style-name="gr4" draw:text-style-name="P8" draw:layer="layout" svg:width="0.853cm" svg:height="0.962cm" svg:x="20.574cm" svg:y="5.588cm">
          <draw:text-box>
            <text:p><text:span text:style-name="T11">3</text:span></text:p>
          </draw:text-box>
        </draw:frame>
        <draw:frame draw:style-name="gr4" draw:text-style-name="P8" draw:layer="layout" svg:width="0.853cm" svg:height="0.962cm" svg:x="19.304cm" svg:y="15.494cm">
          <draw:text-box>
            <text:p><text:span text:style-name="T11">3</text:span></text:p>
          </draw:text-box>
        </draw:frame>
        <draw:frame draw:style-name="gr4" draw:text-style-name="P8" draw:layer="layout" svg:width="0.853cm" svg:height="0.962cm" svg:x="25.146cm" svg:y="11.43cm">
          <draw:text-box>
            <text:p><text:span text:style-name="T11">4</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nding a blocking flow</text:p>
          </draw:text-box>
        </draw:frame>
        <draw:frame presentation:style-name="pr5" draw:layer="layout" svg:width="25.199cm" svg:height="12.178cm" svg:x="1.4cm" svg:y="4.914cm" presentation:class="outline" presentation:user-transformed="true">
          <draw:text-box>
            <text:list text:style-name="L2">
              <text:list-item>
                <text:p>If the flow value |g| can not be improved in AN without introducing new back or same level arcs, then g is call <text:s/>a blocking(maximal) flow with respect to the current flow f.</text:p>
              </text:list-item>
              <text:list-item>
                <text:p>The main part of the algorithm is to find a blocking flow in the auxiliary network 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nding a blocking Flow</text:p>
          </draw:text-box>
        </draw:frame>
        <draw:frame presentation:style-name="pr5" draw:layer="layout" svg:width="25.199cm" svg:height="12.178cm" svg:x="1.4cm" svg:y="4.914cm" presentation:class="outline">
          <draw:text-box>
            <text:list text:style-name="L2">
              <text:list-item>
                <text:p>Throughput of a node u is the maximum amount of flow that can be pushed through u.</text:p>
              </text:list-item>
              <text:list-item>
                <text:p>If u != sink and u != source:</text:p>
                <text:list>
                  <text:list-header>
                    <text:p>throughput[u] = min(incomingCapacity, <text:tab/><text:tab/>outgoingCapacity) </text:p>
                  </text:list-header>
                  <text:list-item>
                    <text:p>If u == source: throughput[u] = outgoingCapacity</text:p>
                  </text:list-item>
                  <text:list-item>
                    <text:p>If u == sink: throughput[u] = incomingCapacity</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9.398cm" svg:y1="7.112cm" svg:x2="13.716cm" svg:y2="9.39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512</text:span></text:p>
          </draw:text-box>
        </draw:frame>
        <draw:frame draw:style-name="gr4" draw:text-style-name="P10" draw:layer="layout" svg:width="1.556cm" svg:height="0.962cm" svg:x="8.61cm" svg:y="18.034cm">
          <draw:text-box>
            <text:p><text:span text:style-name="T14">256</text:span></text:p>
          </draw:text-box>
        </draw:frame>
        <draw:frame draw:style-name="gr8" draw:text-style-name="P10" draw:layer="layout" svg:width="1.615cm" svg:height="0.962cm" svg:x="6.005cm" svg:y="6.096cm">
          <draw:text-box>
            <text:p><text:span text:style-name="T14">256</text:span></text:p>
          </draw:text-box>
        </draw:frame>
        <draw:frame draw:style-name="gr4" draw:text-style-name="P10" draw:layer="layout" svg:width="0.853cm" svg:height="0.962cm" svg:x="13.716cm" svg:y="7.874cm">
          <draw:text-box>
            <text:p><text:span text:style-name="T14">0</text:span></text:p>
          </draw:text-box>
        </draw:frame>
        <draw:frame draw:style-name="gr4" draw:text-style-name="P10" draw:layer="layout" svg:width="0.853cm" svg:height="0.962cm" svg:x="15.494cm" svg:y="14.224cm">
          <draw:text-box>
            <text:p><text:span text:style-name="T14">0</text:span></text:p>
          </draw:text-box>
        </draw:frame>
        <draw:frame draw:style-name="gr4" draw:text-style-name="P10" draw:layer="layout" svg:width="1.556cm" svg:height="0.962cm" svg:x="20.574cm" svg:y="5.588cm">
          <draw:text-box>
            <text:p><text:span text:style-name="T14">256</text:span></text:p>
          </draw:text-box>
        </draw:frame>
        <draw:frame draw:style-name="gr4" draw:text-style-name="P11" draw:layer="layout" svg:width="0.853cm" svg:height="0.962cm" svg:x="19.304cm" svg:y="15.494cm">
          <draw:text-box>
            <text:p><text:span text:style-name="T15">3</text:span></text:p>
          </draw:text-box>
        </draw:frame>
        <draw:frame draw:style-name="gr4" draw:text-style-name="P10" draw:layer="layout" svg:width="1.556cm" svg:height="0.962cm" svg:x="25.146cm" svg:y="11.43cm">
          <draw:text-box>
            <text:p><text:span text:style-name="T14">512</text:span></text:p>
          </draw:text-box>
        </draw:frame>
        <draw:frame draw:style-name="gr4" draw:text-style-name="P12" draw:layer="layout" svg:width="1.556cm" svg:height="0.962cm" svg:x="11.176cm" svg:y="7.366cm">
          <draw:text-box>
            <text:p><text:span text:style-name="T16">128</text:span></text:p>
          </draw:text-box>
        </draw:frame>
        <draw:frame draw:style-name="gr9" draw:text-style-name="P10" draw:layer="layout" svg:width="1.556cm" svg:height="0.963cm" svg:x="20.32cm" svg:y="18.087cm">
          <draw:text-box>
            <text:p><text:span text:style-name="T14">128</text:span></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Deleting nodes with 0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9.398cm" svg:y1="7.112cm" svg:x2="13.716cm" svg:y2="9.39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4" draw:text-style-name="P7" draw:layer="layout" svg:width="1.556cm" svg:height="0.962cm" svg:x="10.414cm" svg:y="14.786cm">
          <draw:text-box>
            <text:p><text:span text:style-name="T9">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4" draw:text-style-name="P7" draw:layer="layout" svg:width="1.556cm" svg:height="0.962cm" svg:x="13.462cm" svg:y="17.526cm">
          <draw:text-box>
            <text:p><text:span text:style-name="T9">128</text:span></text:p>
          </draw:text-box>
        </draw:frame>
        <draw:frame draw:style-name="gr4" draw:text-style-name="P7" draw:layer="layout" svg:width="5.277cm" svg:height="2.384cm" svg:x="1.615cm" svg:y="18.393cm">
          <draw:text-box>
            <text:p><text:span text:style-name="T12">Green = updated</text:span><text:span text:style-name="T12"><text:line-break/></text:span><text:span text:style-name="T12">throughput</text:span></text:p>
            <text:p><text:span text:style-name="T9"/></text:p>
          </draw:text-box>
        </draw:frame>
        <draw:frame draw:style-name="gr4" draw:text-style-name="P9" draw:layer="layout" svg:width="1.556cm" svg:height="0.962cm" svg:x="2.54cm" svg:y="10.16cm">
          <draw:text-box>
            <text:p><text:span text:style-name="T13">512</text:span></text:p>
          </draw:text-box>
        </draw:frame>
        <draw:frame draw:style-name="gr4" draw:text-style-name="P10" draw:layer="layout" svg:width="1.556cm" svg:height="0.962cm" svg:x="8.61cm" svg:y="18.034cm">
          <draw:text-box>
            <text:p><text:span text:style-name="T14">256</text:span></text:p>
          </draw:text-box>
        </draw:frame>
        <draw:frame draw:style-name="gr8" draw:text-style-name="P10" draw:layer="layout" svg:width="1.615cm" svg:height="0.962cm" svg:x="6.005cm" svg:y="6.096cm">
          <draw:text-box>
            <text:p><text:span text:style-name="T14">256</text:span></text:p>
          </draw:text-box>
        </draw:frame>
        <draw:frame draw:style-name="gr4" draw:text-style-name="P10" draw:layer="layout" svg:width="0.853cm" svg:height="0.962cm" svg:x="13.716cm" svg:y="7.874cm">
          <draw:text-box>
            <text:p><text:span text:style-name="T14">0</text:span></text:p>
          </draw:text-box>
        </draw:frame>
        <draw:frame draw:style-name="gr4" draw:text-style-name="P10" draw:layer="layout" svg:width="0.853cm" svg:height="0.962cm" svg:x="15.494cm" svg:y="14.224cm">
          <draw:text-box>
            <text:p><text:span text:style-name="T14">0</text:span></text:p>
          </draw:text-box>
        </draw:frame>
        <draw:frame draw:style-name="gr4" draw:text-style-name="P10" draw:layer="layout" svg:width="1.556cm" svg:height="0.962cm" svg:x="20.574cm" svg:y="5.588cm">
          <draw:text-box>
            <text:p><text:span text:style-name="T14">256</text:span></text:p>
          </draw:text-box>
        </draw:frame>
        <draw:frame draw:style-name="gr4" draw:text-style-name="P11" draw:layer="layout" svg:width="0.853cm" svg:height="0.962cm" svg:x="19.304cm" svg:y="15.494cm">
          <draw:text-box>
            <text:p><text:span text:style-name="T15">3</text:span></text:p>
          </draw:text-box>
        </draw:frame>
        <draw:frame draw:style-name="gr4" draw:text-style-name="P10" draw:layer="layout" svg:width="1.556cm" svg:height="0.962cm" svg:x="25.146cm" svg:y="11.43cm">
          <draw:text-box>
            <text:p><text:span text:style-name="T14">512</text:span></text:p>
          </draw:text-box>
        </draw:frame>
        <draw:frame draw:style-name="gr4" draw:text-style-name="P11" draw:layer="layout" svg:width="1.556cm" svg:height="0.962cm" svg:x="11.176cm" svg:y="7.366cm">
          <draw:text-box>
            <text:p><text:span text:style-name="T17">128</text:span></text:p>
          </draw:text-box>
        </draw:frame>
        <draw:frame draw:style-name="gr9" draw:text-style-name="P10" draw:layer="layout" svg:width="1.556cm" svg:height="0.963cm" svg:x="20.32cm" svg:y="18.087cm">
          <draw:text-box>
            <text:p><text:span text:style-name="T14">128</text:span></text:p>
          </draw:text-box>
        </draw:frame>
        <draw:path draw:style-name="gr10" draw:text-style-name="P13" draw:layer="layout" svg:width="4.062cm" svg:height="0.078cm" draw:transform="rotate (0.910014671989843) translate (12.9879887390738cm 11.2985723991248cm)" svg:viewBox="0 0 4063 79" svg:d="m0 77c589 17 1179-116 1766-66 602 52 1166-12 1751 59l546-27v0">
          <text:p/>
        </draw:path>
        <draw:path draw:style-name="gr10" draw:text-style-name="P13" draw:layer="layout" svg:width="3.929cm" svg:height="0.395cm" draw:transform="rotate (-0.279078147393894) translate (12.1160276374993cm 13.2459858486124cm)" svg:viewBox="0 0 3930 396" svg:d="m0 29c529-18 1057 40 1588 11s1077-96 1603 55l518 178 221 123">
          <text:p/>
        </draw:path>
        <draw:path draw:style-name="gr11" draw:text-style-name="P13" draw:layer="layout" svg:width="2.039cm" svg:height="0.365cm" draw:transform="rotate (0.111002940426839) translate (5.82358745403704cm 6.40944005054582cm)" svg:viewBox="0 0 2040 366" svg:d="m0 49c444-33 927-132 1343 104l475 188 222 25">
          <text:p/>
        </draw:path>
        <draw:frame draw:style-name="gr12" draw:text-style-name="P8" draw:layer="layout" svg:width="1.687cm" svg:height="0.962cm" svg:x="4.318cm" svg:y="6.096cm">
          <draw:text-box>
            <text:p><text:span text:style-name="T11">256</text:span></text:p>
          </draw:text-box>
        </draw:frame>
        <draw:path draw:style-name="gr13" draw:text-style-name="P13" draw:layer="layout" svg:width="1.972cm" svg:height="0.799cm" draw:transform="rotate (0.357268897883239) translate (8.15185895758382cm 18.7168888803155cm)" svg:viewBox="0 0 1973 800" svg:d="m0 795c528-1 1130 76 1559-327l324-357 90-111">
          <text:p/>
        </draw:path>
        <draw:path draw:style-name="gr13" draw:text-style-name="P13" draw:layer="layout" svg:width="1.776cm" svg:height="0.244cm" draw:transform="rotate (0.506320016003555) translate (8.67014598333602cm 18.844669907174cm)" svg:viewBox="0 0 1777 245" svg:d="m0 245c556-7 1120-42 1655-211l122-34">
          <text:p/>
        </draw:path>
        <draw:frame draw:style-name="gr14" draw:text-style-name="P8" draw:layer="layout" svg:width="2.064cm" svg:height="1.47cm" svg:x="7.366cm" svg:y="17.526cm">
          <draw:text-box>
            <text:p><text:span text:style-name="T11">128</text:span></text:p>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15" draw:text-style-name="P4" draw:layer="layout" svg:x1="10.414cm" svg:y1="17.272cm" svg:x2="19.05cm" svg:y2="17.526cm">
          <text:p/>
        </draw:line>
        <draw:line draw:style-name="gr15"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256</text:span></text:p>
          </draw:text-box>
        </draw:frame>
        <draw:frame draw:style-name="gr16" draw:text-style-name="P7" draw:layer="layout" svg:width="1.556cm" svg:height="1.216cm" svg:x="13.462cm" svg:y="17.272cm">
          <draw:text-box>
            <text:p><text:span text:style-name="T9">128</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512</text:span></text:p>
          </draw:text-box>
        </draw:frame>
        <draw:frame draw:style-name="gr4" draw:text-style-name="P10" draw:layer="layout" svg:width="1.556cm" svg:height="0.962cm" svg:x="8.61cm" svg:y="18.034cm">
          <draw:text-box>
            <text:p><text:span text:style-name="T14">128</text:span></text:p>
          </draw:text-box>
        </draw:frame>
        <draw:frame draw:style-name="gr8" draw:text-style-name="P10" draw:layer="layout" svg:width="1.615cm" svg:height="0.962cm" svg:x="6.005cm" svg:y="6.096cm">
          <draw:text-box>
            <text:p><text:span text:style-name="T14">256</text:span></text:p>
          </draw:text-box>
        </draw:frame>
        <draw:frame draw:style-name="gr4" draw:text-style-name="P10" draw:layer="layout" svg:width="1.556cm" svg:height="0.962cm" svg:x="20.574cm" svg:y="5.588cm">
          <draw:text-box>
            <text:p><text:span text:style-name="T14">256</text:span></text:p>
          </draw:text-box>
        </draw:frame>
        <draw:frame draw:style-name="gr4" draw:text-style-name="P11" draw:layer="layout" svg:width="0.853cm" svg:height="0.962cm" svg:x="19.304cm" svg:y="15.494cm">
          <draw:text-box>
            <text:p><text:span text:style-name="T15">3</text:span></text:p>
          </draw:text-box>
        </draw:frame>
        <draw:frame draw:style-name="gr4" draw:text-style-name="P10" draw:layer="layout" svg:width="1.556cm" svg:height="0.962cm" svg:x="25.146cm" svg:y="11.43cm">
          <draw:text-box>
            <text:p><text:span text:style-name="T14">512</text:span></text:p>
          </draw:text-box>
        </draw:frame>
        <draw:frame draw:style-name="gr9" draw:text-style-name="P10" draw:layer="layout" svg:width="1.556cm" svg:height="0.963cm" svg:x="20.32cm" svg:y="18.087cm">
          <draw:text-box>
            <text:p><text:span text:style-name="T14">128</text:span></text:p>
          </draw:text-box>
        </draw:frame>
        <draw:custom-shape draw:style-name="gr17" draw:text-style-name="P13" draw:layer="layout" svg:width="10.922cm" svg:height="5.842cm" svg:x="7.366cm" svg:y="8.382cm">
          <text:p text:style-name="P4"><text:span text:style-name="T11">Node 3</text:span><text:span text:style-name="T11"><text:line-break/></text:span><text:span text:style-name="T11">has Min</text:span><text:span text:style-name="T11"><text:line-break/></text:span><text:span text:style-name="T11">throughput.</text:span></text:p>
          <text:p text:style-name="P4"><text:span text:style-name="T11">We should “push” 128 </text:span><text:span text:style-name="T11"><text:line-break/></text:span><text:span text:style-name="T11">units of flow to 1 through</text:span><text:span text:style-name="T11"><text:line-break/></text:span><text:span text:style-name="T11">(3, 7) and (7, 1)</text:span></text:p>
          <text:p text:style-name="P4"><text:span text:style-name="T11"/></text:p>
          <draw:enhanced-geometry svg:viewBox="0 0 21600 21600" draw:text-areas="800 800 20800 20800" draw:type="round-rectangular-callout" draw:modifiers="3288.54710244438 29115.4543898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 (2)</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18" draw:text-style-name="P4" draw:layer="layout" svg:x1="10.414cm" svg:y1="17.272cm" svg:x2="19.05cm" svg:y2="17.526cm">
          <text:p/>
        </draw:line>
        <draw:line draw:style-name="gr19"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7" draw:layer="layout" svg:width="1.556cm" svg:height="0.962cm" svg:x="5.588cm" svg:y="14.732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128</text:span></text:p>
          </draw:text-box>
        </draw:frame>
        <draw:frame draw:style-name="gr16" draw:text-style-name="P7" draw:layer="layout" svg:width="0.853cm" svg:height="1.216cm" svg:x="13.462cm" svg:y="17.272cm">
          <draw:text-box>
            <text:p><text:span text:style-name="T9">0</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512</text:span></text:p>
          </draw:text-box>
        </draw:frame>
        <draw:frame draw:style-name="gr4" draw:text-style-name="P10" draw:layer="layout" svg:width="0.853cm" svg:height="0.962cm" svg:x="8.61cm" svg:y="18.034cm">
          <draw:text-box>
            <text:p><text:span text:style-name="T14">0</text:span></text:p>
          </draw:text-box>
        </draw:frame>
        <draw:frame draw:style-name="gr8" draw:text-style-name="P10" draw:layer="layout" svg:width="1.615cm" svg:height="0.962cm" svg:x="6.005cm" svg:y="6.096cm">
          <draw:text-box>
            <text:p><text:span text:style-name="T14">256</text:span></text:p>
          </draw:text-box>
        </draw:frame>
        <draw:frame draw:style-name="gr4" draw:text-style-name="P10" draw:layer="layout" svg:width="1.556cm" svg:height="0.962cm" svg:x="20.574cm" svg:y="5.588cm">
          <draw:text-box>
            <text:p><text:span text:style-name="T14">256</text:span></text:p>
          </draw:text-box>
        </draw:frame>
        <draw:frame draw:style-name="gr4" draw:text-style-name="P10" draw:layer="layout" svg:width="1.556cm" svg:height="0.962cm" svg:x="25.146cm" svg:y="11.43cm">
          <draw:text-box>
            <text:p><text:span text:style-name="T14">384</text:span></text:p>
          </draw:text-box>
        </draw:frame>
        <draw:frame draw:style-name="gr9" draw:text-style-name="P10" draw:layer="layout" svg:width="1.556cm" svg:height="0.963cm" svg:x="20.32cm" svg:y="18.087cm">
          <draw:text-box>
            <text:p><text:span text:style-name="T14">0</text:span></text:p>
          </draw:text-box>
        </draw:frame>
        <draw:custom-shape draw:style-name="gr17" draw:text-style-name="P14" draw:layer="layout" svg:width="10.922cm" svg:height="5.842cm" svg:x="7.366cm" svg:y="8.382cm">
          <text:p text:style-name="P4"><text:span text:style-name="T15">Edge (3, 7) now is saturated.</text:span><text:span text:style-name="T15"><text:line-break/></text:span><text:span text:style-name="T15">Its new capacity is 0.</text:span><text:span text:style-name="T15"><text:line-break/></text:span><text:span text:style-name="T15">we should delete that edge.</text:span><text:span text:style-name="T15"><text:line-break/></text:span><text:span text:style-name="T15">Updating also throughputs of </text:span><text:span text:style-name="T15"><text:line-break/></text:span><text:span text:style-name="T15">nodes 3, 7, 1</text:span></text:p>
          <text:p text:style-name="P4"><text:span text:style-name="T15"/></text:p>
          <draw:enhanced-geometry svg:viewBox="0 0 21600 21600" draw:text-areas="800 800 20800 20800" draw:type="round-rectangular-callout" draw:modifiers="3288.54710244438 29115.4543898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lling flow from s to node 3</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15" draw:text-style-name="P4" draw:layer="layout" svg:x1="4.318cm" svg:y1="12.7cm" svg:x2="8.89cm" svg:y2="16.51cm">
          <text:p/>
        </draw:line>
        <draw:line draw:style-name="gr19"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4" draw:text-style-name="P15" draw:layer="layout" svg:width="1.556cm" svg:height="0.962cm" svg:x="5.588cm" svg:y="14.732cm">
          <draw:text-box>
            <text:p><text:span text:style-name="T18">128</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7" draw:text-style-name="P7" draw:layer="layout" svg:width="1.556cm" svg:height="1.016cm" svg:x="22.352cm" svg:y="15.24cm">
          <draw:text-box>
            <text:p><text:span text:style-name="T9">128</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384</text:span></text:p>
          </draw:text-box>
        </draw:frame>
        <draw:frame draw:style-name="gr4" draw:text-style-name="P10" draw:layer="layout" svg:width="0.853cm" svg:height="0.962cm" svg:x="8.61cm" svg:y="18.034cm">
          <draw:text-box>
            <text:p><text:span text:style-name="T14">0</text:span></text:p>
          </draw:text-box>
        </draw:frame>
        <draw:frame draw:style-name="gr8" draw:text-style-name="P10" draw:layer="layout" svg:width="1.615cm" svg:height="0.962cm" svg:x="6.005cm" svg:y="6.096cm">
          <draw:text-box>
            <text:p><text:span text:style-name="T14">256</text:span></text:p>
          </draw:text-box>
        </draw:frame>
        <draw:frame draw:style-name="gr4" draw:text-style-name="P10" draw:layer="layout" svg:width="1.556cm" svg:height="0.962cm" svg:x="20.574cm" svg:y="5.588cm">
          <draw:text-box>
            <text:p><text:span text:style-name="T14">256</text:span></text:p>
          </draw:text-box>
        </draw:frame>
        <draw:frame draw:style-name="gr4" draw:text-style-name="P10" draw:layer="layout" svg:width="1.556cm" svg:height="0.962cm" svg:x="25.146cm" svg:y="11.43cm">
          <draw:text-box>
            <text:p><text:span text:style-name="T14">384</text:span></text:p>
          </draw:text-box>
        </draw:frame>
        <draw:frame draw:style-name="gr9" draw:text-style-name="P10" draw:layer="layout" svg:width="1.556cm" svg:height="0.963cm" svg:x="20.32cm" svg:y="18.087cm">
          <draw:text-box>
            <text:p><text:span text:style-name="T14">0</text:span></text:p>
          </draw:text-box>
        </draw:frame>
        <draw:custom-shape draw:style-name="gr17" draw:text-style-name="P14" draw:layer="layout" svg:width="10.922cm" svg:height="5.842cm" svg:x="7.366cm" svg:y="8.382cm">
          <text:p text:style-name="P4"><text:span text:style-name="T15">Pulling 128 units of flow from 0 to 3,</text:span><text:span text:style-name="T15"><text:line-break/></text:span><text:span text:style-name="T15">and updating capacity of (0, 3) = 256 – 128.</text:span><text:span text:style-name="T15"><text:line-break/></text:span><text:span text:style-name="T15">Also updating throuput of node 0</text:span></text:p>
          <text:p text:style-name="P4"><text:span text:style-name="T15"/></text:p>
          <draw:enhanced-geometry svg:viewBox="0 0 21600 21600" draw:text-areas="800 800 20800 20800" draw:type="round-rectangular-callout" draw:modifiers="3288.54710244438 29115.4543898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Deleting nodes with zero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4"><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4" draw:text-style-name="P7" draw:layer="layout" svg:width="1.556cm" svg:height="0.962cm" svg:x="4.572cm" svg:y="8.89cm">
          <draw:text-box>
            <text:p><text:span text:style-name="T9">256</text:span></text:p>
          </draw:text-box>
        </draw:frame>
        <draw:frame draw:style-name="gr5" draw:text-style-name="P7" draw:layer="layout" svg:width="1.556cm" svg:height="1.524cm" svg:x="12.954cm" svg:y="5.588cm">
          <draw:text-box>
            <text:p><text:span text:style-name="T9">256</text:span></text:p>
          </draw:text-box>
        </draw:frame>
        <draw:frame draw:style-name="gr6" draw:text-style-name="P7" draw:layer="layout" svg:width="1.556cm" svg:height="0.962cm" svg:x="21.812cm" svg:y="8.436cm">
          <draw:text-box>
            <text:p><text:span text:style-name="T9">256</text:span></text:p>
          </draw:text-box>
        </draw:frame>
        <draw:frame draw:style-name="gr4" draw:text-style-name="P7" draw:layer="layout" svg:width="5.417cm" svg:height="1.673cm" svg:x="1.615cm" svg:y="18.393cm">
          <draw:text-box>
            <text:p><text:span text:style-name="T12">Red = throughput</text:span></text:p>
            <text:p><text:span text:style-name="T9"/></text:p>
          </draw:text-box>
        </draw:frame>
        <draw:frame draw:style-name="gr4" draw:text-style-name="P9" draw:layer="layout" svg:width="1.556cm" svg:height="0.962cm" svg:x="2.54cm" svg:y="10.16cm">
          <draw:text-box>
            <text:p><text:span text:style-name="T13">256</text:span></text:p>
          </draw:text-box>
        </draw:frame>
        <draw:frame draw:style-name="gr8" draw:text-style-name="P10" draw:layer="layout" svg:width="1.615cm" svg:height="0.962cm" svg:x="6.005cm" svg:y="6.096cm">
          <draw:text-box>
            <text:p><text:span text:style-name="T14">256</text:span></text:p>
          </draw:text-box>
        </draw:frame>
        <draw:frame draw:style-name="gr4" draw:text-style-name="P10" draw:layer="layout" svg:width="1.556cm" svg:height="0.962cm" svg:x="20.574cm" svg:y="5.588cm">
          <draw:text-box>
            <text:p><text:span text:style-name="T14">256</text:span></text:p>
          </draw:text-box>
        </draw:frame>
        <draw:frame draw:style-name="gr4" draw:text-style-name="P10" draw:layer="layout" svg:width="1.556cm" svg:height="0.962cm" svg:x="25.146cm" svg:y="11.43cm">
          <draw:text-box>
            <text:p><text:span text:style-name="T14">256</text:span></text:p>
          </draw:text-box>
        </draw:frame>
        <draw:frame draw:style-name="gr20" draw:text-style-name="P8" draw:layer="layout" svg:width="18.671cm" svg:height="0.962cm" svg:x="5.588cm" svg:y="16.256cm">
          <draw:text-box>
            <text:p><text:span text:style-name="T11">Deleted nodes 4 and 7 and updated throughput of nodes 1 and 0</text:span></text:p>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4.318cm" svg:y1="11.43cm" svg:x2="8.128cm" svg:y2="7.112cm">
          <svg:title>asfd</svg:title>
          <svg:desc>dsf</svg:desc>
          <text:p/>
        </draw:line>
        <draw:line draw:style-name="gr22" draw:text-style-name="P4" draw:layer="layout" svg:x1="9.398cm" svg:y1="6.35cm" svg:x2="19.05cm" svg:y2="6.604cm">
          <text:p/>
        </draw:line>
        <draw:line draw:style-name="gr22" draw:text-style-name="P4" draw:layer="layout" svg:x1="20.32cm" svg:y1="7.62cm" svg:x2="23.114cm" svg:y2="11.43cm">
          <text:p/>
        </draw:line>
        <draw:frame draw:style-name="gr4" draw:text-style-name="P7" draw:layer="layout" svg:width="1.556cm" svg:height="0.962cm" svg:x="4.572cm" svg:y="8.89cm">
          <draw:text-box>
            <text:p text:style-name="P7"><text:span text:style-name="T9">256</text:span></text:p>
          </draw:text-box>
        </draw:frame>
        <draw:frame draw:style-name="gr5" draw:text-style-name="P7" draw:layer="layout" svg:width="1.556cm" svg:height="1.524cm" svg:x="12.954cm" svg:y="5.588cm">
          <draw:text-box>
            <text:p text:style-name="P7"><text:span text:style-name="T9">256</text:span></text:p>
          </draw:text-box>
        </draw:frame>
        <draw:frame draw:style-name="gr6" draw:text-style-name="P7" draw:layer="layout" svg:width="1.556cm" svg:height="0.962cm" svg:x="21.812cm" svg:y="8.436cm">
          <draw:text-box>
            <text:p text:style-name="P7"><text:span text:style-name="T9">256</text:span></text:p>
          </draw:text-box>
        </draw:frame>
        <draw:frame draw:style-name="gr4" draw:text-style-name="P7" draw:layer="layout" svg:width="0.502cm" svg:height="1.673cm" svg:x="1.615cm" svg:y="18.393cm">
          <draw:text-box>
            <text:p text:style-name="P7"><text:span text:style-name="T12"/></text:p>
            <text:p text:style-name="P7"><text:span text:style-name="T9"/></text:p>
          </draw:text-box>
        </draw:frame>
        <draw:frame draw:style-name="gr4" draw:text-style-name="P9" draw:layer="layout" svg:width="1.556cm" svg:height="0.962cm" svg:x="2.54cm" svg:y="10.16cm">
          <draw:text-box>
            <text:p text:style-name="P7"><text:span text:style-name="T13">256</text:span></text:p>
          </draw:text-box>
        </draw:frame>
        <draw:frame draw:style-name="gr8" draw:text-style-name="P10" draw:layer="layout" svg:width="1.615cm" svg:height="0.962cm" svg:x="6.005cm" svg:y="6.096cm">
          <draw:text-box>
            <text:p text:style-name="P7"><text:span text:style-name="T14">256</text:span></text:p>
          </draw:text-box>
        </draw:frame>
        <draw:frame draw:style-name="gr4" draw:text-style-name="P10" draw:layer="layout" svg:width="1.556cm" svg:height="0.962cm" svg:x="20.574cm" svg:y="5.588cm">
          <draw:text-box>
            <text:p text:style-name="P7"><text:span text:style-name="T14">256</text:span></text:p>
          </draw:text-box>
        </draw:frame>
        <draw:frame draw:style-name="gr4" draw:text-style-name="P10" draw:layer="layout" svg:width="1.556cm" svg:height="0.962cm" svg:x="25.146cm" svg:y="11.43cm">
          <draw:text-box>
            <text:p text:style-name="P7"><text:span text:style-name="T14">256</text:span></text:p>
          </draw:text-box>
        </draw:frame>
        <draw:frame draw:style-name="gr20" draw:text-style-name="P11" draw:layer="layout" svg:width="11.284cm" svg:height="3.095cm" svg:x="5.588cm" svg:y="16.256cm">
          <draw:text-box>
            <text:p text:style-name="P7"><text:span text:style-name="T11">Pushing 256 units of flow from node 0.</text:span></text:p>
            <text:p text:style-name="P7"><text:span text:style-name="T11"/></text:p>
            <text:p text:style-name="P7"><text:span text:style-name="T11"/></text:p>
            <text:p text:style-name="P7"><text:span text:style-name="T11"/></text:p>
          </draw:text-box>
        </draw:frame>
        <draw:path draw:style-name="gr23" draw:text-style-name="P4" draw:layer="layout" svg:width="2.747cm" svg:height="3.988cm" draw:transform="rotate (-2.72149190263476) translate (5.67501335697039cm 13.0518157650934cm)" svg:viewBox="0 0 2748 3989" svg:d="m1176 3917c570 214 1198-155 1458-626 295-535-56-1150-234-1676-188-556-792-753-1040-1300-318-700-1248-89-1326 439-80 553-20 1134 193 1658l208 633 268 611 195 333">
          <text:p/>
        </draw:path>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Deleting saturated arcs</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text:span text:style-name="T9">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4.318cm" svg:y1="11.43cm" svg:x2="8.128cm" svg:y2="7.112cm">
          <svg:title>asfd</svg:title>
          <svg:desc>dsf</svg:desc>
          <text:p/>
        </draw:line>
        <draw:line draw:style-name="gr22" draw:text-style-name="P4" draw:layer="layout" svg:x1="9.398cm" svg:y1="6.35cm" svg:x2="19.05cm" svg:y2="6.604cm">
          <text:p/>
        </draw:line>
        <draw:line draw:style-name="gr22" draw:text-style-name="P4" draw:layer="layout" svg:x1="20.32cm" svg:y1="7.62cm" svg:x2="23.114cm" svg:y2="11.43cm">
          <text:p/>
        </draw:line>
        <draw:frame draw:style-name="gr4" draw:text-style-name="P7" draw:layer="layout" svg:width="1.556cm" svg:height="0.962cm" svg:x="4.572cm" svg:y="8.89cm">
          <draw:text-box>
            <text:p text:style-name="P7"><text:span text:style-name="T9">256</text:span></text:p>
          </draw:text-box>
        </draw:frame>
        <draw:frame draw:style-name="gr5" draw:text-style-name="P7" draw:layer="layout" svg:width="1.556cm" svg:height="1.524cm" svg:x="12.954cm" svg:y="5.588cm">
          <draw:text-box>
            <text:p text:style-name="P7"><text:span text:style-name="T9">256</text:span></text:p>
          </draw:text-box>
        </draw:frame>
        <draw:frame draw:style-name="gr6" draw:text-style-name="P7" draw:layer="layout" svg:width="1.556cm" svg:height="0.962cm" svg:x="21.812cm" svg:y="8.436cm">
          <draw:text-box>
            <text:p text:style-name="P7"><text:span text:style-name="T9">256</text:span></text:p>
          </draw:text-box>
        </draw:frame>
        <draw:frame draw:style-name="gr4" draw:text-style-name="P7" draw:layer="layout" svg:width="0.502cm" svg:height="1.673cm" svg:x="1.615cm" svg:y="18.393cm">
          <draw:text-box>
            <text:p text:style-name="P7"><text:span text:style-name="T12"/></text:p>
            <text:p text:style-name="P7"><text:span text:style-name="T9"/></text:p>
          </draw:text-box>
        </draw:frame>
        <draw:frame draw:style-name="gr4" draw:text-style-name="P9" draw:layer="layout" svg:width="1.556cm" svg:height="0.962cm" svg:x="2.54cm" svg:y="10.16cm">
          <draw:text-box>
            <text:p text:style-name="P7"><text:span text:style-name="T13">256</text:span></text:p>
          </draw:text-box>
        </draw:frame>
        <draw:frame draw:style-name="gr8" draw:text-style-name="P10" draw:layer="layout" svg:width="1.615cm" svg:height="0.962cm" svg:x="6.005cm" svg:y="6.096cm">
          <draw:text-box>
            <text:p text:style-name="P7"><text:span text:style-name="T14">256</text:span></text:p>
          </draw:text-box>
        </draw:frame>
        <draw:frame draw:style-name="gr4" draw:text-style-name="P10" draw:layer="layout" svg:width="1.556cm" svg:height="0.962cm" svg:x="20.574cm" svg:y="5.588cm">
          <draw:text-box>
            <text:p text:style-name="P7"><text:span text:style-name="T14">256</text:span></text:p>
          </draw:text-box>
        </draw:frame>
        <draw:frame draw:style-name="gr4" draw:text-style-name="P10" draw:layer="layout" svg:width="1.556cm" svg:height="0.962cm" svg:x="25.146cm" svg:y="11.43cm">
          <draw:text-box>
            <text:p text:style-name="P7"><text:span text:style-name="T14">256</text:span></text:p>
          </draw:text-box>
        </draw:frame>
        <draw:frame draw:style-name="gr24" draw:text-style-name="P11" draw:layer="layout" svg:width="12.444cm" svg:height="7.361cm" svg:x="6.858cm" svg:y="12.7cm">
          <draw:text-box>
            <text:p text:style-name="P7"><text:span text:style-name="T11">We pushed 256 units of flow through:</text:span><text:span text:style-name="T11"><text:line-break/></text:span><text:span text:style-name="T11">(0,2), (2, 6), (6, 1). There is no need to pull</text:span><text:span text:style-name="T11"><text:line-break/></text:span><text:span text:style-name="T11">because node 0 was the source node.</text:span><text:span text:style-name="T11"><text:line-break/></text:span><text:span text:style-name="T11"/></text:p>
            <text:p text:style-name="P7"><text:span text:style-name="T11">Node 1 (sink) is not reachable from 0.</text:span><text:span text:style-name="T11"><text:line-break/></text:span><text:span text:style-name="T11">So we have to add the flow to the original </text:span><text:span text:style-name="T11"><text:line-break/></text:span><text:span text:style-name="T11">network and start again by building the </text:span><text:span text:style-name="T11"><text:line-break/></text:span><text:span text:style-name="T11">new auxiliary.</text:span></text:p>
            <text:p text:style-name="P7"><text:span text:style-name="T11"/></text:p>
            <text:p text:style-name="P7"><text:span text:style-name="T11"/></text:p>
          </draw:text-box>
        </draw:frame>
        <draw:path draw:style-name="gr23" draw:text-style-name="P4" draw:layer="layout" svg:width="2.747cm" svg:height="3.988cm" draw:transform="rotate (-2.72149190263476) translate (5.67501335697039cm 13.0518157650934cm)" svg:viewBox="0 0 2748 3989" svg:d="m1176 3917c570 214 1198-155 1458-626 295-535-56-1150-234-1676-188-556-792-753-1040-1300-318-700-1248-89-1326 439-80 553-20 1134 193 1658l208 633 268 611 195 333">
          <text:p/>
        </draw:path>
        <draw:path draw:style-name="gr25" draw:text-style-name="P4" draw:layer="layout" svg:width="4.298cm" svg:height="1.867cm" draw:transform="rotate (0.198269403026556) translate (4.75297936780233cm 8.02689730573448cm)" svg:viewBox="0 0 4299 1868" svg:d="m0 0c643-7 1150 387 1697 661 446 224 893 264 1336 405 473 151 891 437 1266 759l-9 43">
          <text:p/>
        </draw:path>
        <draw:path draw:style-name="gr25" draw:text-style-name="P4" draw:layer="layout" svg:width="3.763cm" svg:height="0.563cm" draw:transform="rotate (-2.19195900757968) translate (15.9669603885136cm 5.24911864859288cm)" svg:viewBox="0 0 3764 564" svg:d="m0 4c752-43 1450 300 2199 300l590 130 589 129 386 1">
          <text:p/>
        </draw:path>
        <draw:path draw:style-name="gr25" draw:text-style-name="P4" draw:layer="layout" svg:width="3.512cm" svg:height="0.302cm" draw:transform="rotate (-2.5837854246524) translate (22.8911541297056cm 7.69268467069284cm)" svg:viewBox="0 0 3513 303" svg:d="m0 293c531-1 1062 30 1593-10 586-45 1135-365 1734-239l186-44">
          <text:p/>
        </draw:path>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Updating flows in origin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26" draw:text-style-name="P7" draw:layer="layout" svg:width="3.334cm" svg:height="0.962cm" svg:x="2.794cm" svg:y="8.89cm">
          <draw:text-box>
            <text:p text:style-name="P7"><text:span text:style-name="T19">256</text:span>/256</text:p>
          </draw:text-box>
        </draw:frame>
        <draw:frame draw:style-name="gr27" draw:text-style-name="P7" draw:layer="layout" svg:width="4.058cm" svg:height="0.962cm" svg:x="4.318cm" svg:y="14.732cm">
          <draw:text-box>
            <text:p text:style-name="P7"><text:span text:style-name="T19">128</text:span>/256</text:p>
          </draw:text-box>
        </draw:frame>
        <draw:frame draw:style-name="gr4" draw:text-style-name="P7" draw:layer="layout" svg:width="1.556cm" svg:height="0.962cm" svg:x="10.414cm" svg:y="14.786cm">
          <draw:text-box>
            <text:p text:style-name="P7">128</text:p>
          </draw:text-box>
        </draw:frame>
        <draw:frame draw:style-name="gr5" draw:text-style-name="P7" draw:layer="layout" svg:width="2.788cm" svg:height="1.524cm" svg:x="12.954cm" svg:y="5.588cm">
          <draw:text-box>
            <text:p text:style-name="P7"><text:span text:style-name="T19">256</text:span>/256</text:p>
          </draw:text-box>
        </draw:frame>
        <draw:frame draw:style-name="gr6" draw:text-style-name="P7" draw:layer="layout" svg:width="2.788cm" svg:height="0.962cm" svg:x="21.812cm" svg:y="8.436cm">
          <draw:text-box>
            <text:p text:style-name="P7"><text:span text:style-name="T19">256</text:span>/256</text:p>
          </draw:text-box>
        </draw:frame>
        <draw:frame draw:style-name="gr7" draw:text-style-name="P7" draw:layer="layout" svg:width="2.788cm" svg:height="1.016cm" svg:x="22.352cm" svg:y="15.24cm">
          <draw:text-box>
            <text:p text:style-name="P7"><text:span text:style-name="T19">128</text:span>/256</text:p>
          </draw:text-box>
        </draw:frame>
        <draw:frame draw:style-name="gr4" draw:text-style-name="P7" draw:layer="layout" svg:width="2.788cm" svg:height="0.962cm" svg:x="13.462cm" svg:y="17.526cm">
          <draw:text-box>
            <text:p text:style-name="P7"><text:span text:style-name="T19">128</text:span>/128</text:p>
          </draw:text-box>
        </draw:frame>
        <draw:frame draw:style-name="gr4" draw:text-style-name="P7" draw:layer="layout" svg:width="1.556cm" svg:height="0.962cm" svg:x="17.78cm" svg:y="13.77cm">
          <draw:text-box>
            <text:p text:style-name="P7">128</text:p>
          </draw:text-box>
        </draw:frame>
        <draw:frame draw:style-name="gr4" draw:text-style-name="P7" draw:layer="layout" svg:width="1.556cm" svg:height="0.962cm" svg:x="17.526cm" svg:y="10.16cm">
          <draw:text-box>
            <text:p text:style-name="P7">128</text:p>
          </draw:text-box>
        </draw:frame>
        <draw:frame draw:style-name="gr4" draw:text-style-name="P7" draw:layer="layout" svg:width="0.502cm" svg:height="1.673cm" svg:x="2.794cm" svg:y="18.796cm">
          <draw:text-box>
            <text:p text:style-name="P7"/>
            <text:p text:style-name="P7"/>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Building residu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556cm" svg:y1="12.954cm" svg:x2="8.636cm" svg:y2="17.526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16" draw:layer="layout" svg:x1="9.398cm" svg:y1="7.112cm" svg:x2="13.716cm" svg:y2="9.398cm">
          <text:p/>
        </draw:line>
        <draw:line draw:style-name="gr3" draw:text-style-name="P4" draw:layer="layout" svg:x1="14.732cm" svg:y1="10.414cm" svg:x2="19.304cm" svg:y2="17.018cm">
          <text:p/>
        </draw:line>
        <draw:frame draw:style-name="gr28" draw:text-style-name="P7" draw:layer="layout" svg:width="1.556cm" svg:height="0.962cm" svg:x="4.54cm" svg:y="8.382cm">
          <draw:text-box>
            <text:p text:style-name="P7">256</text:p>
          </draw:text-box>
        </draw:frame>
        <draw:frame draw:style-name="gr27" draw:text-style-name="P7" draw:layer="layout" svg:width="4.058cm" svg:height="0.962cm" svg:x="2.038cm" svg:y="17.072cm">
          <draw:text-box>
            <text:p text:style-name="P7"><text:span text:style-name="T19">128</text:span>/256</text:p>
          </draw:text-box>
        </draw:frame>
        <draw:frame draw:style-name="gr4" draw:text-style-name="P7" draw:layer="layout" svg:width="1.556cm" svg:height="0.962cm" svg:x="10.414cm" svg:y="14.786cm">
          <draw:text-box>
            <text:p text:style-name="P7">128</text:p>
          </draw:text-box>
        </draw:frame>
        <draw:frame draw:style-name="gr5" draw:text-style-name="P7" draw:layer="layout" svg:width="1.556cm" svg:height="1.524cm" svg:x="12.954cm" svg:y="5.588cm">
          <draw:text-box>
            <text:p text:style-name="P7">256</text:p>
          </draw:text-box>
        </draw:frame>
        <draw:frame draw:style-name="gr6" draw:text-style-name="P7" draw:layer="layout" svg:width="1.556cm" svg:height="0.962cm" svg:x="21.812cm" svg:y="8.436cm">
          <draw:text-box>
            <text:p text:style-name="P7">256</text:p>
          </draw:text-box>
        </draw:frame>
        <draw:frame draw:style-name="gr4" draw:text-style-name="P7" draw:layer="layout" svg:width="1.556cm" svg:height="0.962cm" svg:x="13.716cm" svg:y="17.78cm">
          <draw:text-box>
            <text:p text:style-name="P7">128</text:p>
          </draw:text-box>
        </draw:frame>
        <draw:frame draw:style-name="gr4" draw:text-style-name="P7" draw:layer="layout" svg:width="1.556cm" svg:height="0.962cm" svg:x="17.78cm" svg:y="13.77cm">
          <draw:text-box>
            <text:p text:style-name="P7">128</text:p>
          </draw:text-box>
        </draw:frame>
        <draw:frame draw:style-name="gr4" draw:text-style-name="P7" draw:layer="layout" svg:width="1.556cm" svg:height="0.962cm" svg:x="17.526cm" svg:y="10.16cm">
          <draw:text-box>
            <text:p text:style-name="P7">128</text:p>
          </draw:text-box>
        </draw:frame>
        <draw:frame draw:style-name="gr4" draw:text-style-name="P7" draw:layer="layout" svg:width="0.502cm" svg:height="1.673cm" svg:x="2.794cm" svg:y="18.796cm">
          <draw:text-box>
            <text:p text:style-name="P7"/>
            <text:p text:style-name="P7"/>
          </draw:text-box>
        </draw:frame>
        <draw:line draw:style-name="gr29" draw:text-style-name="P4" draw:layer="layout" svg:x1="8.128cm" svg:y1="7.112cm" svg:x2="4.318cm" svg:y2="11.43cm">
          <text:p/>
        </draw:line>
        <draw:line draw:style-name="gr29" draw:text-style-name="P4" draw:layer="layout" svg:x1="18.796cm" svg:y1="7.112cm" svg:x2="9.652cm" svg:y2="6.35cm">
          <text:p/>
        </draw:line>
        <draw:line draw:style-name="gr29" draw:text-style-name="P4" draw:layer="layout" svg:x1="23.368cm" svg:y1="11.176cm" svg:x2="20.32cm" svg:y2="7.62cm">
          <text:p/>
        </draw:line>
        <draw:frame draw:style-name="gr30" draw:layer="layout" svg:width="1.556cm" svg:height="0.962cm" svg:x="11.938cm" svg:y="7.62cm">
          <draw:text-box>
            <text:p>128</text:p>
          </draw:text-box>
        </draw:frame>
        <draw:line draw:style-name="gr29" draw:text-style-name="P4" draw:layer="layout" svg:x1="9.652cm" svg:y1="16.256cm" svg:x2="4.064cm" svg:y2="12.446cm">
          <text:p/>
        </draw:line>
        <draw:frame draw:style-name="gr30" draw:layer="layout" svg:width="1.556cm" svg:height="0.962cm" svg:x="4.572cm" svg:y="15.494cm">
          <draw:text-box>
            <text:p>128</text:p>
          </draw:text-box>
        </draw:frame>
        <draw:frame draw:style-name="gr30" draw:layer="layout" svg:width="1.556cm" svg:height="0.962cm" svg:x="6.858cm" svg:y="13.716cm">
          <draw:text-box>
            <text:p>128</text:p>
          </draw:text-box>
        </draw:frame>
        <draw:line draw:style-name="gr29" draw:text-style-name="P4" draw:layer="layout" svg:x1="18.796cm" svg:y1="17.272cm" svg:x2="10.414cm" svg:y2="17.272cm">
          <text:p/>
        </draw:line>
        <draw:line draw:style-name="gr29" draw:text-style-name="P4" draw:layer="layout" svg:x1="23.622cm" svg:y1="12.954cm" svg:x2="20.574cm" svg:y2="17.526cm">
          <text:p/>
        </draw:line>
        <draw:line draw:style-name="gr29" draw:text-style-name="P4" draw:layer="layout" svg:x1="19.558cm" svg:y1="16.51cm" svg:x2="22.86cm" svg:y2="12.446cm">
          <text:p/>
        </draw:line>
        <draw:frame draw:style-name="gr31" draw:text-style-name="P7" draw:layer="layout" svg:width="1.556cm" svg:height="0.963cm" svg:x="22.574cm" svg:y="14.785cm">
          <draw:text-box>
            <text:p text:style-name="P7">128</text:p>
          </draw:text-box>
        </draw:frame>
        <draw:frame draw:style-name="gr31" draw:text-style-name="P7" draw:layer="layout" svg:width="1.556cm" svg:height="0.963cm" svg:x="19.812cm" svg:y="13.208cm">
          <draw:text-box>
            <text:p text:style-name="P7">128</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Building auxiliarry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556cm" svg:y1="12.954cm" svg:x2="8.636cm" svg:y2="17.526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16" draw:layer="layout" svg:x1="9.398cm" svg:y1="7.112cm" svg:x2="13.716cm" svg:y2="9.398cm">
          <text:p/>
        </draw:line>
        <draw:line draw:style-name="gr3" draw:text-style-name="P4" draw:layer="layout" svg:x1="14.732cm" svg:y1="10.414cm" svg:x2="19.304cm" svg:y2="17.018cm">
          <text:p/>
        </draw:line>
        <draw:frame draw:style-name="gr4" draw:text-style-name="P7" draw:layer="layout" svg:width="1.556cm" svg:height="0.962cm" svg:x="10.414cm" svg:y="14.786cm">
          <draw:text-box>
            <text:p text:style-name="P7">128</text:p>
          </draw:text-box>
        </draw:frame>
        <draw:frame draw:style-name="gr5" draw:text-style-name="P7" draw:layer="layout" svg:width="1.556cm" svg:height="1.524cm" svg:x="12.954cm" svg:y="5.588cm">
          <draw:text-box>
            <text:p text:style-name="P7">256</text:p>
          </draw:text-box>
        </draw:frame>
        <draw:frame draw:style-name="gr4" draw:text-style-name="P7" draw:layer="layout" svg:width="1.556cm" svg:height="0.962cm" svg:x="17.78cm" svg:y="13.77cm">
          <draw:text-box>
            <text:p text:style-name="P7">128</text:p>
          </draw:text-box>
        </draw:frame>
        <draw:frame draw:style-name="gr4" draw:text-style-name="P7" draw:layer="layout" svg:width="1.556cm" svg:height="0.962cm" svg:x="17.526cm" svg:y="10.16cm">
          <draw:text-box>
            <text:p text:style-name="P7">128</text:p>
          </draw:text-box>
        </draw:frame>
        <draw:frame draw:style-name="gr4" draw:text-style-name="P7" draw:layer="layout" svg:width="0.502cm" svg:height="1.673cm" svg:x="2.794cm" svg:y="18.796cm">
          <draw:text-box>
            <text:p text:style-name="P7"/>
            <text:p text:style-name="P7"/>
          </draw:text-box>
        </draw:frame>
        <draw:line draw:style-name="gr29" draw:text-style-name="P4" draw:layer="layout" svg:x1="18.796cm" svg:y1="7.112cm" svg:x2="9.652cm" svg:y2="6.35cm">
          <text:p/>
        </draw:line>
        <draw:frame draw:style-name="gr30" draw:text-style-name="P7" draw:layer="layout" svg:width="1.556cm" svg:height="0.962cm" svg:x="11.938cm" svg:y="7.62cm">
          <draw:text-box>
            <text:p text:style-name="P7">128</text:p>
          </draw:text-box>
        </draw:frame>
        <draw:frame draw:style-name="gr30" draw:text-style-name="P7" draw:layer="layout" svg:width="1.556cm" svg:height="0.962cm" svg:x="4.572cm" svg:y="15.494cm">
          <draw:text-box>
            <text:p text:style-name="P7">128</text:p>
          </draw:text-box>
        </draw:frame>
        <draw:line draw:style-name="gr29" draw:text-style-name="P4" draw:layer="layout" svg:x1="19.558cm" svg:y1="16.51cm" svg:x2="22.86cm" svg:y2="12.446cm">
          <text:p/>
        </draw:line>
        <draw:frame draw:style-name="gr31" draw:text-style-name="P7" draw:layer="layout" svg:width="1.556cm" svg:height="0.963cm" svg:x="19.812cm" svg:y="13.208cm">
          <draw:text-box>
            <text:p text:style-name="P7">128</text:p>
          </draw:text-box>
        </draw:frame>
        <draw:frame draw:style-name="gr30" draw:text-style-name="P17" draw:layer="layout" svg:width="1.556cm" svg:height="0.962cm" svg:x="3.048cm" svg:y="10.16cm">
          <draw:text-box>
            <text:p><text:span text:style-name="T20">128</text:span></text:p>
          </draw:text-box>
        </draw:frame>
        <draw:frame draw:style-name="gr31" draw:layer="layout" svg:width="1.556cm" svg:height="0.963cm" svg:x="10.128cm" svg:y="17.833cm">
          <draw:text-box>
            <text:p><text:span text:style-name="T20">128</text:span></text:p>
          </draw:text-box>
        </draw:frame>
        <draw:frame draw:style-name="gr32" draw:layer="layout" svg:width="3.048cm" svg:height="1.27cm" svg:x="6.858cm" svg:y="7.366cm">
          <draw:text-box>
            <text:p><text:span text:style-name="T20">128</text:span></text:p>
          </draw:text-box>
        </draw:frame>
        <draw:frame draw:style-name="gr31" draw:layer="layout" svg:width="1.556cm" svg:height="0.963cm" svg:x="14.7cm" svg:y="14.732cm">
          <draw:text-box>
            <text:p><text:span text:style-name="T20">128</text:span></text:p>
          </draw:text-box>
        </draw:frame>
        <draw:frame draw:style-name="gr31" draw:layer="layout" svg:width="1.556cm" svg:height="0.963cm" svg:x="22.32cm" svg:y="9.959cm">
          <draw:text-box>
            <text:p><text:span text:style-name="T20">128</text:span></text:p>
          </draw:text-box>
        </draw:frame>
        <draw:frame draw:style-name="gr31" draw:layer="layout" svg:width="1.556cm" svg:height="0.963cm" svg:x="20.542cm" svg:y="7.62cm">
          <draw:text-box>
            <text:p><text:span text:style-name="T20">128</text:span></text:p>
          </draw:text-box>
        </draw:frame>
        <draw:frame draw:style-name="gr31" draw:layer="layout" svg:width="1.556cm" svg:height="0.963cm" svg:x="20.828cm" svg:y="17.071cm">
          <draw:text-box draw:corner-radius="9.901cm">
            <text:p><text:span text:style-name="T20">128</text:span></text:p>
          </draw:text-box>
        </draw:frame>
        <draw:frame draw:style-name="gr31" draw:layer="layout" svg:width="1.556cm" svg:height="0.963cm" svg:x="14.986cm" svg:y="8.689cm">
          <draw:text-box>
            <text:p><text:span text:style-name="T20">128</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Pushing from node with min throughput</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4" draw:layer="layout" svg:x1="3.556cm" svg:y1="12.954cm" svg:x2="8.636cm" svg:y2="17.526cm">
          <text:p/>
        </draw:line>
        <draw:line draw:style-name="gr22" draw:text-style-name="P4" draw:layer="layout" svg:x1="10.16cm" svg:y1="16.51cm" svg:x2="13.716cm" svg:y2="14.732cm">
          <text:p/>
        </draw:line>
        <draw:line draw:style-name="gr22" draw:text-style-name="P4" draw:layer="layout" svg:x1="14.732cm" svg:y1="13.97cm" svg:x2="19.304cm" svg:y2="7.62cm">
          <text:p/>
        </draw:line>
        <draw:line draw:style-name="gr34" draw:text-style-name="P16" draw:layer="layout" svg:x1="9.398cm" svg:y1="7.112cm" svg:x2="13.716cm" svg:y2="9.398cm">
          <text:p/>
        </draw:line>
        <draw:line draw:style-name="gr34" draw:text-style-name="P4" draw:layer="layout" svg:x1="14.732cm" svg:y1="10.414cm" svg:x2="19.304cm" svg:y2="17.018cm">
          <text:p/>
        </draw:line>
        <draw:frame draw:style-name="gr4" draw:text-style-name="P7" draw:layer="layout" svg:width="1.556cm" svg:height="0.962cm" svg:x="10.414cm" svg:y="14.786cm">
          <draw:text-box>
            <text:p text:style-name="P7">128</text:p>
          </draw:text-box>
        </draw:frame>
        <draw:frame draw:style-name="gr5" draw:text-style-name="P7" draw:layer="layout" svg:width="1.556cm" svg:height="1.524cm" svg:x="12.954cm" svg:y="5.588cm">
          <draw:text-box>
            <text:p text:style-name="P7">256</text:p>
          </draw:text-box>
        </draw:frame>
        <draw:frame draw:style-name="gr4" draw:text-style-name="P7" draw:layer="layout" svg:width="1.556cm" svg:height="0.962cm" svg:x="17.78cm" svg:y="13.77cm">
          <draw:text-box>
            <text:p text:style-name="P7">128</text:p>
          </draw:text-box>
        </draw:frame>
        <draw:frame draw:style-name="gr4" draw:text-style-name="P7" draw:layer="layout" svg:width="1.556cm" svg:height="0.962cm" svg:x="17.526cm" svg:y="10.16cm">
          <draw:text-box>
            <text:p text:style-name="P7">128</text:p>
          </draw:text-box>
        </draw:frame>
        <draw:frame draw:style-name="gr4" draw:text-style-name="P7" draw:layer="layout" svg:width="0.502cm" svg:height="1.673cm" svg:x="2.794cm" svg:y="18.796cm">
          <draw:text-box>
            <text:p text:style-name="P7"/>
            <text:p text:style-name="P7"/>
          </draw:text-box>
        </draw:frame>
        <draw:line draw:style-name="gr34" draw:text-style-name="P4" draw:layer="layout" svg:x1="18.796cm" svg:y1="7.112cm" svg:x2="9.652cm" svg:y2="6.35cm">
          <text:p/>
        </draw:line>
        <draw:frame draw:style-name="gr30" draw:text-style-name="P7" draw:layer="layout" svg:width="1.556cm" svg:height="0.962cm" svg:x="11.938cm" svg:y="7.62cm">
          <draw:text-box>
            <text:p text:style-name="P7">128</text:p>
          </draw:text-box>
        </draw:frame>
        <draw:frame draw:style-name="gr30" draw:text-style-name="P7" draw:layer="layout" svg:width="1.556cm" svg:height="0.962cm" svg:x="4.572cm" svg:y="15.494cm">
          <draw:text-box>
            <text:p text:style-name="P7">128</text:p>
          </draw:text-box>
        </draw:frame>
        <draw:line draw:style-name="gr34" draw:text-style-name="P4" draw:layer="layout" svg:x1="19.558cm" svg:y1="16.51cm" svg:x2="22.86cm" svg:y2="12.446cm">
          <text:p/>
        </draw:line>
        <draw:frame draw:style-name="gr31" draw:text-style-name="P7" draw:layer="layout" svg:width="1.556cm" svg:height="0.963cm" svg:x="19.812cm" svg:y="13.208cm">
          <draw:text-box>
            <text:p text:style-name="P7">128</text:p>
          </draw:text-box>
        </draw:frame>
        <draw:frame draw:style-name="gr30" draw:text-style-name="P10" draw:layer="layout" svg:width="1.556cm" svg:height="0.962cm" svg:x="3.048cm" svg:y="10.16cm">
          <draw:text-box>
            <text:p text:style-name="P7"><text:span text:style-name="T20">128</text:span></text:p>
          </draw:text-box>
        </draw:frame>
        <draw:frame draw:style-name="gr31" draw:text-style-name="P7" draw:layer="layout" svg:width="1.556cm" svg:height="0.963cm" svg:x="10.128cm" svg:y="17.833cm">
          <draw:text-box>
            <text:p text:style-name="P7"><text:span text:style-name="T20">128</text:span></text:p>
          </draw:text-box>
        </draw:frame>
        <draw:frame draw:style-name="gr32" draw:text-style-name="P7" draw:layer="layout" svg:width="3.048cm" svg:height="1.27cm" svg:x="6.858cm" svg:y="7.366cm">
          <draw:text-box>
            <text:p text:style-name="P7"><text:span text:style-name="T20">128</text:span></text:p>
          </draw:text-box>
        </draw:frame>
        <draw:frame draw:style-name="gr31" draw:text-style-name="P7" draw:layer="layout" svg:width="1.556cm" svg:height="0.963cm" svg:x="14.7cm" svg:y="14.732cm">
          <draw:text-box>
            <text:p text:style-name="P7"><text:span text:style-name="T20">128</text:span></text:p>
          </draw:text-box>
        </draw:frame>
        <draw:frame draw:style-name="gr31" draw:text-style-name="P7" draw:layer="layout" svg:width="1.556cm" svg:height="0.963cm" svg:x="22.32cm" svg:y="9.959cm">
          <draw:text-box>
            <text:p text:style-name="P7"><text:span text:style-name="T20">128</text:span></text:p>
          </draw:text-box>
        </draw:frame>
        <draw:frame draw:style-name="gr31" draw:text-style-name="P7" draw:layer="layout" svg:width="1.556cm" svg:height="0.963cm" svg:x="20.542cm" svg:y="7.62cm">
          <draw:text-box>
            <text:p text:style-name="P7"><text:span text:style-name="T20">128</text:span></text:p>
          </draw:text-box>
        </draw:frame>
        <draw:frame draw:style-name="gr31" draw:text-style-name="P7" draw:layer="layout" svg:width="1.556cm" svg:height="0.963cm" svg:x="20.828cm" svg:y="17.071cm">
          <draw:text-box draw:corner-radius="9.901cm">
            <text:p text:style-name="P7"><text:span text:style-name="T20">128</text:span></text:p>
          </draw:text-box>
        </draw:frame>
        <draw:frame draw:style-name="gr31" draw:text-style-name="P7" draw:layer="layout" svg:width="1.556cm" svg:height="0.963cm" svg:x="14.986cm" svg:y="8.689cm">
          <draw:text-box>
            <text:p text:style-name="P7"><text:span text:style-name="T20">128</text:span></text:p>
          </draw:text-box>
        </draw:frame>
        <draw:path draw:style-name="gr35" draw:text-style-name="P4" draw:layer="layout" svg:width="4.833cm" svg:height="4.756cm" draw:transform="skewX (-5.60791673536255E-017) rotate (-2.03330857857339) translate (7.03434362372762cm 10.1056520650665cm)" svg:viewBox="0 0 4834 4757" svg:d="m1722 4597c510-18 1032-9 1525-159 490-149 839-583 1025-1062 200-517 566-980 562-1583-4-598-443-983-840-1285-465-353-1113-616-1684-464-533 143-1048 279-1525 561-469 276-885 775-764 1383 106 524 338 999 539 1484 224 538 768 771 1243 984l201 301">
          <text:p/>
        </draw:path>
        <draw:path draw:style-name="gr35" draw:text-style-name="P4" draw:layer="layout" svg:width="4.04cm" svg:height="1.021cm" draw:transform="rotate (0.949110047234516) translate (4.08cm 15.875cm)" svg:viewBox="0 0 4041 1022" svg:d="m0 0c673 14 1347 73 2017 44 688-29 1010 528 1544 770l480 208v0">
          <text:p/>
        </draw:path>
        <draw:path draw:style-name="gr35" draw:text-style-name="P4" draw:layer="layout" svg:width="3.836cm" svg:height="0.538cm" draw:transform="rotate (2.35619449019234) translate (14.126cm 17.714cm)" svg:viewBox="0 0 3837 539" svg:d="m0 0c644 16 1269 175 1903 317 581 131 1193 60 1776 190l158 32">
          <text:p/>
        </draw:path>
        <draw:path draw:style-name="gr35" draw:text-style-name="P4" draw:layer="layout" svg:width="2.6cm" svg:height="1.504cm" draw:transform="rotate (-1.5707963267949) translate (18.206cm 9.373cm)" svg:viewBox="0 0 2601 1505" svg:d="m0 1479c501 122 946-206 1345-448l449-359 493-314 314-358">
          <text:p/>
        </draw:path>
        <draw:path draw:style-name="gr35" draw:text-style-name="P4" draw:layer="layout" svg:width="1.108cm" svg:height="0.094cm" draw:transform="rotate (0.785398163397448) translate (13.005cm 6.368cm)" svg:viewBox="0 0 1109 95" svg:d="m0 0 602 32 507 63">
          <text:p/>
        </draw:path>
        <draw:frame draw:style-name="gr36" draw:layer="layout" svg:width="1.758cm" svg:height="1.164cm" svg:x="14.986cm" svg:y="5.186cm">
          <draw:text-box>
            <text:p>128</text:p>
          </draw:text-box>
        </draw:frame>
        <draw:path draw:style-name="gr35" draw:text-style-name="P4" draw:layer="layout" svg:width="2.485cm" svg:height="1.07cm" draw:transform="rotate (0.219213354050488) translate (9.77065072613284cm 8.02957505059742cm)" svg:viewBox="0 0 2486 1071" svg:d="m0 1055c593 114 1000-422 1542-530l526-296 418-229">
          <text:p/>
        </draw:path>
        <draw:path draw:style-name="gr35" draw:text-style-name="P4" draw:layer="layout" svg:width="2.361cm" svg:height="0.198cm" draw:transform="rotate (2.41640834938615) translate (21.8073920568822cm 15.7432113115944cm)" svg:viewBox="0 0 2362 199" svg:d="m0 183c570 63 1128-76 1691-121l544-62 127 8">
          <text:p/>
        </draw:path>
        <draw:path draw:style-name="gr35" draw:text-style-name="P4" draw:layer="layout" svg:width="1.939cm" svg:height="0.236cm" draw:transform="rotate (0.279078147393893) translate (16.4108138653312cm 13.9843710173049cm)" svg:viewBox="0 0 1940 237" svg:d="m0 8c565-43 1118 99 1669 198l271 31">
          <text:p/>
        </draw:path>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Updating flows in original network</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318cm" svg:y1="11.43cm" svg:x2="8.128cm" svg:y2="7.112cm">
          <svg:title>asfd</svg:title>
          <svg:desc>dsf</svg:desc>
          <text:p/>
        </draw:line>
        <draw:line draw:style-name="gr3" draw:text-style-name="P4" draw:layer="layout" svg:x1="4.318cm" svg:y1="12.7cm" svg:x2="8.89cm" svg:y2="16.51cm">
          <text:p/>
        </draw:line>
        <draw:line draw:style-name="gr3" draw:text-style-name="P4" draw:layer="layout" svg:x1="10.16cm" svg:y1="16.51cm" svg:x2="13.716cm" svg:y2="14.732cm">
          <text:p/>
        </draw:line>
        <draw:line draw:style-name="gr3" draw:text-style-name="P4" draw:layer="layout" svg:x1="14.732cm" svg:y1="13.97cm" svg:x2="19.304cm" svg:y2="7.62cm">
          <text:p/>
        </draw:line>
        <draw:line draw:style-name="gr3" draw:text-style-name="P4" draw:layer="layout" svg:x1="9.398cm" svg:y1="7.112cm" svg:x2="13.716cm" svg:y2="9.398cm">
          <text:p/>
        </draw:line>
        <draw:line draw:style-name="gr3" draw:text-style-name="P4" draw:layer="layout" svg:x1="14.732cm" svg:y1="10.414cm" svg:x2="19.304cm" svg:y2="17.018cm">
          <text:p/>
        </draw:line>
        <draw:line draw:style-name="gr3" draw:text-style-name="P4" draw:layer="layout" svg:x1="10.414cm" svg:y1="17.272cm" svg:x2="19.05cm" svg:y2="17.526cm">
          <text:p/>
        </draw:line>
        <draw:line draw:style-name="gr3" draw:text-style-name="P4" draw:layer="layout" svg:x1="20.574cm" svg:y1="17.526cm" svg:x2="23.622cm" svg:y2="12.954cm">
          <text:p/>
        </draw:line>
        <draw:line draw:style-name="gr3" draw:text-style-name="P4" draw:layer="layout" svg:x1="9.398cm" svg:y1="6.35cm" svg:x2="19.05cm" svg:y2="6.604cm">
          <text:p/>
        </draw:line>
        <draw:line draw:style-name="gr3" draw:text-style-name="P4" draw:layer="layout" svg:x1="20.32cm" svg:y1="7.62cm" svg:x2="23.114cm" svg:y2="11.43cm">
          <text:p/>
        </draw:line>
        <draw:frame draw:style-name="gr26" draw:text-style-name="P7" draw:layer="layout" svg:width="3.334cm" svg:height="0.962cm" svg:x="2.794cm" svg:y="8.89cm">
          <draw:text-box>
            <text:p text:style-name="P7"><text:span text:style-name="T19">256</text:span>/256</text:p>
          </draw:text-box>
        </draw:frame>
        <draw:frame draw:style-name="gr27" draw:text-style-name="P7" draw:layer="layout" svg:width="4.058cm" svg:height="0.962cm" svg:x="4.318cm" svg:y="14.732cm">
          <draw:text-box>
            <text:p text:style-name="P7"><text:span text:style-name="T19">256</text:span>/256</text:p>
          </draw:text-box>
        </draw:frame>
        <draw:frame draw:style-name="gr4" draw:text-style-name="P7" draw:layer="layout" svg:width="2.788cm" svg:height="0.962cm" svg:x="9.658cm" svg:y="14.532cm">
          <draw:text-box>
            <text:p text:style-name="P7">128/128</text:p>
          </draw:text-box>
        </draw:frame>
        <draw:frame draw:style-name="gr5" draw:text-style-name="P7" draw:layer="layout" svg:width="2.788cm" svg:height="1.524cm" svg:x="12.954cm" svg:y="5.588cm">
          <draw:text-box>
            <text:p text:style-name="P7"><text:span text:style-name="T19">128</text:span>/256</text:p>
          </draw:text-box>
        </draw:frame>
        <draw:frame draw:style-name="gr6" draw:text-style-name="P7" draw:layer="layout" svg:width="2.788cm" svg:height="0.962cm" svg:x="21.812cm" svg:y="8.436cm">
          <draw:text-box>
            <text:p text:style-name="P7"><text:span text:style-name="T19">256</text:span>/256</text:p>
          </draw:text-box>
        </draw:frame>
        <draw:frame draw:style-name="gr7" draw:text-style-name="P7" draw:layer="layout" svg:width="2.788cm" svg:height="1.016cm" svg:x="22.352cm" svg:y="15.24cm">
          <draw:text-box>
            <text:p text:style-name="P7"><text:span text:style-name="T19">256</text:span>/256</text:p>
          </draw:text-box>
        </draw:frame>
        <draw:frame draw:style-name="gr4" draw:text-style-name="P7" draw:layer="layout" svg:width="2.788cm" svg:height="0.962cm" svg:x="13.462cm" svg:y="17.526cm">
          <draw:text-box>
            <text:p text:style-name="P7"><text:span text:style-name="T19">128</text:span>/128</text:p>
          </draw:text-box>
        </draw:frame>
        <draw:frame draw:style-name="gr4" draw:text-style-name="P7" draw:layer="layout" svg:width="2.788cm" svg:height="0.962cm" svg:x="17.526cm" svg:y="10.16cm">
          <draw:text-box>
            <text:p text:style-name="P7">128/128</text:p>
          </draw:text-box>
        </draw:frame>
        <draw:frame draw:style-name="gr4" draw:text-style-name="P7" draw:layer="layout" svg:width="0.502cm" svg:height="1.673cm" svg:x="2.794cm" svg:y="18.796cm">
          <draw:text-box>
            <text:p text:style-name="P7"/>
            <text:p text:style-name="P7"/>
          </draw:text-box>
        </draw:frame>
        <draw:custom-shape draw:style-name="gr37" draw:text-style-name="P16" draw:layer="layout" svg:width="22.606cm" svg:height="1.104cm" svg:x="3.302cm" svg:y="3.81cm">
          <text:p text:style-name="P16"><text:span text:style-name="T21">Substraction here because we pushd through (6,1) which does not exist in N</text:span></text:p>
          <draw:enhanced-geometry svg:viewBox="0 0 21600 21600" draw:text-areas="800 800 20800 20800" draw:type="round-rectangular-callout" draw:modifiers="10282.6204273013 36827.51131221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8" draw:text-style-name="P7" draw:layer="layout" svg:width="2.99cm" svg:height="1.165cm" svg:x="11.176cm" svg:y="7.112cm">
          <draw:text-box>
            <text:p text:style-name="P7"><text:span text:style-name="T19">128</text:span>/128</text:p>
          </draw:text-box>
        </draw:frame>
        <draw:frame draw:style-name="gr38" draw:text-style-name="P7" draw:layer="layout" svg:width="2.99cm" svg:height="1.165cm" svg:x="17.33cm" svg:y="13.059cm">
          <draw:text-box>
            <text:p text:style-name="P7"><text:span text:style-name="T19">128</text:span>/128</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Building residual</text:p>
          </draw:text-box>
        </draw:frame>
        <draw:frame presentation:style-name="pr4" draw:text-style-name="P5" draw:layer="layout" svg:width="25.199cm" svg:height="14.898cm" svg:x="1.4cm" svg:y="4.914cm" presentation:class="subtitle" presentation:placeholder="true" presentation:user-transformed="true">
          <draw:text-box/>
        </draw:frame>
        <draw:custom-shape draw:style-name="gr2" draw:text-style-name="P6" draw:layer="layout" svg:width="1.778cm" svg:height="1.778cm" svg:x="7.874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794cm" svg:y="11.176cm">
          <text:p text:style-name="P6">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8.636cm" svg:y="16.256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3.208cm" svg:y="8.89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16.51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18.796cm" svg:y="6.096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78cm" svg:height="1.778cm" svg:x="22.606cm" svg:y="11.176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9.398cm" svg:y1="6.35cm" svg:x2="19.05cm" svg:y2="6.604cm">
          <text:p/>
        </draw:line>
        <draw:frame draw:style-name="gr26" draw:text-style-name="P7" draw:layer="layout" svg:width="3.334cm" svg:height="0.962cm" svg:x="2.794cm" svg:y="8.89cm">
          <draw:text-box>
            <text:p text:style-name="P7"><text:span text:style-name="T19">2</text:span>56</text:p>
          </draw:text-box>
        </draw:frame>
        <draw:frame draw:style-name="gr4" draw:text-style-name="P7" draw:layer="layout" svg:width="1.556cm" svg:height="0.962cm" svg:x="9.658cm" svg:y="14.532cm">
          <draw:text-box>
            <text:p text:style-name="P7">128</text:p>
          </draw:text-box>
        </draw:frame>
        <draw:frame draw:style-name="gr5" draw:text-style-name="P7" draw:layer="layout" svg:width="1.556cm" svg:height="1.524cm" svg:x="13.208cm" svg:y="6.604cm">
          <draw:text-box>
            <text:p text:style-name="P7"><text:span text:style-name="T19">128</text:span></text:p>
          </draw:text-box>
        </draw:frame>
        <draw:frame draw:style-name="gr6" draw:text-style-name="P7" draw:layer="layout" svg:width="1.556cm" svg:height="0.962cm" svg:x="21.812cm" svg:y="8.436cm">
          <draw:text-box>
            <text:p text:style-name="P7">256</text:p>
          </draw:text-box>
        </draw:frame>
        <draw:frame draw:style-name="gr7" draw:text-style-name="P7" draw:layer="layout" svg:width="1.556cm" svg:height="1.016cm" svg:x="22.352cm" svg:y="15.24cm">
          <draw:text-box>
            <text:p text:style-name="P7">256</text:p>
          </draw:text-box>
        </draw:frame>
        <draw:frame draw:style-name="gr4" draw:text-style-name="P7" draw:layer="layout" svg:width="1.556cm" svg:height="0.962cm" svg:x="13.462cm" svg:y="17.526cm">
          <draw:text-box>
            <text:p text:style-name="P7">128</text:p>
          </draw:text-box>
        </draw:frame>
        <draw:frame draw:style-name="gr4" draw:text-style-name="P7" draw:layer="layout" svg:width="2.788cm" svg:height="0.962cm" svg:x="17.526cm" svg:y="10.16cm">
          <draw:text-box>
            <text:p text:style-name="P7">128/128</text:p>
          </draw:text-box>
        </draw:frame>
        <draw:frame draw:style-name="gr4" draw:text-style-name="P7" draw:layer="layout" svg:width="0.502cm" svg:height="1.673cm" svg:x="2.794cm" svg:y="18.796cm">
          <draw:text-box>
            <text:p text:style-name="P7"/>
            <text:p text:style-name="P7"/>
          </draw:text-box>
        </draw:frame>
        <draw:frame draw:style-name="gr38" draw:text-style-name="P7" draw:layer="layout" svg:width="2.99cm" svg:height="1.165cm" svg:x="11.176cm" svg:y="7.112cm">
          <draw:text-box>
            <text:p text:style-name="P7">128</text:p>
          </draw:text-box>
        </draw:frame>
        <draw:frame draw:style-name="gr38" draw:text-style-name="P7" draw:layer="layout" svg:width="2.99cm" svg:height="1.165cm" svg:x="17.33cm" svg:y="13.059cm">
          <draw:text-box>
            <text:p text:style-name="P7">128</text:p>
          </draw:text-box>
        </draw:frame>
        <draw:line draw:style-name="gr29" draw:text-style-name="P4" draw:layer="layout" svg:x1="8.128cm" svg:y1="7.112cm" svg:x2="4.064cm" svg:y2="11.43cm">
          <text:p/>
        </draw:line>
        <draw:line draw:style-name="gr29" draw:text-style-name="P4" draw:layer="layout" svg:x1="8.89cm" svg:y1="16.51cm" svg:x2="4.064cm" svg:y2="12.7cm">
          <text:p/>
        </draw:line>
        <draw:line draw:style-name="gr29" draw:text-style-name="P4" draw:layer="layout" svg:x1="18.796cm" svg:y1="17.526cm" svg:x2="10.16cm" svg:y2="17.272cm">
          <text:p/>
        </draw:line>
        <draw:line draw:style-name="gr29" draw:text-style-name="P4" draw:layer="layout" svg:x1="23.368cm" svg:y1="12.954cm" svg:x2="20.32cm" svg:y2="17.018cm">
          <text:p/>
        </draw:line>
        <draw:line draw:style-name="gr29" draw:text-style-name="P4" draw:layer="layout" svg:x1="13.208cm" svg:y1="14.732cm" svg:x2="9.906cm" svg:y2="16.764cm">
          <text:p/>
        </draw:line>
        <draw:line draw:style-name="gr29" draw:text-style-name="P4" draw:layer="layout" svg:x1="13.462cm" svg:y1="9.144cm" svg:x2="9.398cm" svg:y2="7.112cm">
          <text:p/>
        </draw:line>
        <draw:line draw:style-name="gr29" draw:text-style-name="P4" draw:layer="layout" svg:x1="19.05cm" svg:y1="16.764cm" svg:x2="14.478cm" svg:y2="10.16cm">
          <text:p/>
        </draw:line>
        <draw:line draw:style-name="gr29" draw:text-style-name="P4" draw:layer="layout" svg:x1="19.304cm" svg:y1="7.62cm" svg:x2="14.478cm" svg:y2="13.97cm">
          <text:p/>
        </draw:line>
        <draw:line draw:style-name="gr29" draw:text-style-name="P4" draw:layer="layout" svg:x1="22.86cm" svg:y1="11.43cm" svg:x2="20.066cm" svg:y2="7.366cm">
          <text:p/>
        </draw:line>
        <draw:line draw:style-name="gr29" draw:text-style-name="P4" draw:layer="layout" svg:x1="19.812cm" svg:y1="6.096cm" svg:x2="9.144cm" svg:y2="5.842cm">
          <text:p/>
        </draw:line>
        <draw:frame draw:style-name="gr30" draw:layer="layout" svg:width="1.556cm" svg:height="0.962cm" svg:x="14.192cm" svg:y="4.88cm">
          <draw:text-box>
            <text:p>128</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ing Auxiliary Network</text:p>
          </draw:text-box>
        </draw:frame>
        <draw:frame presentation:style-name="pr5" draw:layer="layout" svg:width="25.199cm" svg:height="12.178cm" svg:x="1.4cm" svg:y="4.914cm" presentation:class="outline">
          <draw:text-box>
            <text:list text:style-name="L2">
              <text:list-item>
                <text:p>We create it while carrying out the breadth first search on the residual network by keeping only the arcs that leads us to new nodes and only the nodes that are at lower level than t.</text:p>
              </text:list-item>
              <text:list-item>
                <text:p><text:span text:style-name="T22">BUT we have finished since sink node (1) is not reachable from source node (0) in the residual network.</text:span></text:p>
                <text:p/>
                <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24T21:30:38</meta:creation-date>
    <dc:date>2013-06-29T13:52:27</dc:date>
    <meta:editing-duration>PT23M26S</meta:editing-duration>
    <meta:editing-cycles>4</meta:editing-cycles>
    <meta:generator>LibreOffice/3.6$Linux_x86 LibreOffice_project/360m1$Build-2</meta:generator>
    <meta:document-statistic meta:object-count="603"/>
  </office:meta>
</office:document-meta>
</file>